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5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ce26"/>
        <table:table-column table:style-name="co1" table:number-columns-repeated="1002" table:default-cell-style-name="Default"/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moving average</text:p>
          </table:table-cell>
          <table:covered-table-cell/>
          <table:table-cell table:style-name="ce19" office:value-type="string" calcext:value-type="string">
            <text:p>mean of batch</text:p>
          </table:table-cell>
          <table:table-cell table:style-name="ce14" office:value-type="string" calcext:value-type="string" table:number-columns-spanned="3" table:number-rows-spanned="1">
            <text:p>moving average mean</text:p>
          </table:table-cell>
          <table:covered-table-cell table:number-columns-repeated="2"/>
          <table:table-cell table:style-name="ce24" office:value-type="string" calcext:value-type="string" table:number-columns-spanned="7" table:number-rows-spanned="2">
            <text:p>XbarB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number-columns-repeated="8"/>
          <table:covered-table-cell table:number-columns-repeated="7"/>
          <table:table-cell table:number-columns-repeated="1000"/>
        </table:table-row>
        <table:table-row table:style-name="ro2">
          <table:table-cell/>
          <table:table-cell table:style-name="ce2" office:value-type="float" office:value="2.67" calcext:value-type="float">
            <text:p>2.67</text:p>
          </table:table-cell>
          <table:table-cell table:style-name="ce14" office:value-type="string" calcext:value-type="string" table:number-columns-spanned="2" table:number-rows-spanned="1">
            <text:p>Not affected by old samples</text:p>
          </table:table-cell>
          <table:covered-table-cell/>
          <table:table-cell table:style-name="ce20" office:value-type="string" calcext:value-type="string">
            <text:p>Not affected by old samples</text:p>
          </table:table-cell>
          <table:table-cell table:style-name="ce14" office:value-type="string" calcext:value-type="string" table:number-columns-spanned="3" table:number-rows-spanned="1">
            <text:p>Affected by Old samples, if r&lt;1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number-columns-repeated="4"/>
          <table:table-cell table:style-name="ce21"/>
          <table:table-cell table:style-name="ce22" office:value-type="string" calcext:value-type="string" table:number-columns-spanned="3" table:number-rows-spanned="2">
            <text:p>the greater the r, the greater the effect of batch mean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4"/>
          <table:table-cell table:style-name="ce21"/>
          <table:covered-table-cell table:number-columns-repeated="3"/>
          <table:table-cell table:number-columns-repeated="5"/>
          <table:table-cell table:formula="of:=COM.MICROSOFT.CONCAT(&quot;r=&quot;;[.N7])" office:value-type="string" office:string-value="r=1" calcext:value-type="string">
            <text:p>r=1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25" office:value-type="string" calcext:value-type="string" table:number-columns-spanned="4" table:number-rows-spanned="1">
            <text:p>To find previous XbarB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rev XbarB</text:p>
          </table:table-cell>
          <table:table-cell office:value-type="string" calcext:value-type="string">
            <text:p>diff from prev XbarB</text:p>
          </table:table-cell>
          <table:table-cell office:value-type="string" calcext:value-type="string">
            <text:p>d (avg diff)</text:p>
          </table:table-cell>
          <table:table-cell office:value-type="string" calcext:value-type="string">
            <text:p>XbarB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bID</text:p>
          </table:table-cell>
          <table:table-cell office:value-type="string" calcext:value-type="string">
            <text:p>TSH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1" office:value-type="float" office:value="1400003" calcext:value-type="float">
            <text:p>1400003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6"/>
          <table:table-cell table:formula="of:=ROUNDDOWN(ROW([.B10]);-1)" office:value-type="float" office:value="10" calcext:value-type="float">
            <text:p>10</text:p>
          </table:table-cell>
          <table:table-cell table:formula="of:=COLUMN([.O9])" office:value-type="float" office:value="15" calcext:value-type="float">
            <text:p>15</text:p>
          </table:table-cell>
          <table:table-cell table:formula="of:=ADDRESS([.I10]-1;[.J10])" office:value-type="string" office:string-value="$O$9" calcext:value-type="string">
            <text:p>$O$9</text:p>
          </table:table-cell>
          <table:table-cell table:formula="of:=INDIRECT([.K10])" office:value-type="float" office:value="3" calcext:value-type="float">
            <text:p>3</text:p>
          </table:table-cell>
          <table:table-cell table:formula="of:=[.B10]-[.L10]" office:value-type="float" office:value="-1.41" calcext:value-type="float">
            <text:p>-1.41</text:p>
          </table:table-cell>
          <table:table-cell table:number-columns-repeated="1002"/>
        </table:table-row>
        <table:table-row table:style-name="ro1">
          <table:table-cell table:style-name="ce1" office:value-type="float" office:value="1400014" calcext:value-type="float">
            <text:p>1400014</text:p>
          </table:table-cell>
          <table:table-cell table:style-name="ce1" office:value-type="float" office:value="3.96" calcext:value-type="float">
            <text:p>3.96</text:p>
          </table:table-cell>
          <table:table-cell table:number-columns-repeated="6"/>
          <table:table-cell table:formula="of:=ROUNDDOWN(ROW([.B11]);-1)" office:value-type="float" office:value="10" calcext:value-type="float">
            <text:p>10</text:p>
          </table:table-cell>
          <table:table-cell table:formula="of:=COLUMN([.O10])" office:value-type="float" office:value="15" calcext:value-type="float">
            <text:p>15</text:p>
          </table:table-cell>
          <table:table-cell table:formula="of:=ADDRESS([.I11]-1;[.J11])" office:value-type="string" office:string-value="$O$9" calcext:value-type="string">
            <text:p>$O$9</text:p>
          </table:table-cell>
          <table:table-cell table:formula="of:=INDIRECT([.K11])" office:value-type="float" office:value="3" calcext:value-type="float">
            <text:p>3</text:p>
          </table:table-cell>
          <table:table-cell table:formula="of:=[.B11]-[.L11]" office:value-type="float" office:value="0.96" calcext:value-type="float">
            <text:p>0.96</text:p>
          </table:table-cell>
          <table:table-cell table:number-columns-repeated="1002"/>
        </table:table-row>
        <table:table-row table:style-name="ro1">
          <table:table-cell table:style-name="ce1" office:value-type="float" office:value="1400074" calcext:value-type="float">
            <text:p>1400074</text:p>
          </table:table-cell>
          <table:table-cell table:style-name="ce1" office:value-type="float" office:value="1.55" calcext:value-type="float">
            <text:p>1.55</text:p>
          </table:table-cell>
          <table:table-cell table:number-columns-repeated="6"/>
          <table:table-cell table:formula="of:=ROUNDDOWN(ROW([.B12]);-1)" office:value-type="float" office:value="10" calcext:value-type="float">
            <text:p>10</text:p>
          </table:table-cell>
          <table:table-cell table:formula="of:=COLUMN([.O11])" office:value-type="float" office:value="15" calcext:value-type="float">
            <text:p>15</text:p>
          </table:table-cell>
          <table:table-cell table:formula="of:=ADDRESS([.I12]-1;[.J12])" office:value-type="string" office:string-value="$O$9" calcext:value-type="string">
            <text:p>$O$9</text:p>
          </table:table-cell>
          <table:table-cell table:formula="of:=INDIRECT([.K12])" office:value-type="float" office:value="3" calcext:value-type="float">
            <text:p>3</text:p>
          </table:table-cell>
          <table:table-cell table:formula="of:=[.B12]-[.L12]" office:value-type="float" office:value="-1.45" calcext:value-type="float">
            <text:p>-1.45</text:p>
          </table:table-cell>
          <table:table-cell table:number-columns-repeated="1002"/>
        </table:table-row>
        <table:table-row table:style-name="ro1">
          <table:table-cell table:style-name="ce1" office:value-type="float" office:value="1400076" calcext:value-type="float">
            <text:p>1400076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6"/>
          <table:table-cell table:formula="of:=ROUNDDOWN(ROW([.B13]);-1)" office:value-type="float" office:value="10" calcext:value-type="float">
            <text:p>10</text:p>
          </table:table-cell>
          <table:table-cell table:formula="of:=COLUMN([.O12])" office:value-type="float" office:value="15" calcext:value-type="float">
            <text:p>15</text:p>
          </table:table-cell>
          <table:table-cell table:formula="of:=ADDRESS([.I13]-1;[.J13])" office:value-type="string" office:string-value="$O$9" calcext:value-type="string">
            <text:p>$O$9</text:p>
          </table:table-cell>
          <table:table-cell table:formula="of:=INDIRECT([.K13])" office:value-type="float" office:value="3" calcext:value-type="float">
            <text:p>3</text:p>
          </table:table-cell>
          <table:table-cell table:formula="of:=[.B13]-[.L13]" office:value-type="float" office:value="-1.81" calcext:value-type="float">
            <text:p>-1.81</text:p>
          </table:table-cell>
          <table:table-cell table:number-columns-repeated="1002"/>
        </table:table-row>
        <table:table-row table:style-name="ro1">
          <table:table-cell table:style-name="ce1" office:value-type="float" office:value="1400077" calcext:value-type="float">
            <text:p>1400077</text:p>
          </table:table-cell>
          <table:table-cell table:style-name="ce1" office:value-type="float" office:value="1.96" calcext:value-type="float">
            <text:p>1.96</text:p>
          </table:table-cell>
          <table:table-cell table:number-columns-repeated="6"/>
          <table:table-cell table:formula="of:=ROUNDDOWN(ROW([.B14]);-1)" office:value-type="float" office:value="10" calcext:value-type="float">
            <text:p>10</text:p>
          </table:table-cell>
          <table:table-cell table:formula="of:=COLUMN([.O13])" office:value-type="float" office:value="15" calcext:value-type="float">
            <text:p>15</text:p>
          </table:table-cell>
          <table:table-cell table:formula="of:=ADDRESS([.I14]-1;[.J14])" office:value-type="string" office:string-value="$O$9" calcext:value-type="string">
            <text:p>$O$9</text:p>
          </table:table-cell>
          <table:table-cell table:formula="of:=INDIRECT([.K14])" office:value-type="float" office:value="3" calcext:value-type="float">
            <text:p>3</text:p>
          </table:table-cell>
          <table:table-cell table:formula="of:=[.B14]-[.L14]" office:value-type="float" office:value="-1.04" calcext:value-type="float">
            <text:p>-1.04</text:p>
          </table:table-cell>
          <table:table-cell table:number-columns-repeated="1002"/>
        </table:table-row>
        <table:table-row table:style-name="ro1">
          <table:table-cell table:style-name="ce1" office:value-type="float" office:value="1400080" calcext:value-type="float">
            <text:p>1400080</text:p>
          </table:table-cell>
          <table:table-cell table:style-name="ce1" office:value-type="float" office:value="2.45" calcext:value-type="float">
            <text:p>2.45</text:p>
          </table:table-cell>
          <table:table-cell table:number-columns-repeated="6"/>
          <table:table-cell table:formula="of:=ROUNDDOWN(ROW([.B15]);-1)" office:value-type="float" office:value="10" calcext:value-type="float">
            <text:p>10</text:p>
          </table:table-cell>
          <table:table-cell table:formula="of:=COLUMN([.O14])" office:value-type="float" office:value="15" calcext:value-type="float">
            <text:p>15</text:p>
          </table:table-cell>
          <table:table-cell table:formula="of:=ADDRESS([.I15]-1;[.J15])" office:value-type="string" office:string-value="$O$9" calcext:value-type="string">
            <text:p>$O$9</text:p>
          </table:table-cell>
          <table:table-cell table:formula="of:=INDIRECT([.K15])" office:value-type="float" office:value="3" calcext:value-type="float">
            <text:p>3</text:p>
          </table:table-cell>
          <table:table-cell table:formula="of:=[.B15]-[.L15]" office:value-type="float" office:value="-0.55" calcext:value-type="float">
            <text:p>-0.55</text:p>
          </table:table-cell>
          <table:table-cell table:number-columns-repeated="1002"/>
        </table:table-row>
        <table:table-row table:style-name="ro1">
          <table:table-cell table:style-name="ce1" office:value-type="float" office:value="1400081" calcext:value-type="float">
            <text:p>1400081</text:p>
          </table:table-cell>
          <table:table-cell table:style-name="ce1" office:value-type="float" office:value="1.11" calcext:value-type="float">
            <text:p>1.11</text:p>
          </table:table-cell>
          <table:table-cell table:number-columns-repeated="6"/>
          <table:table-cell table:formula="of:=ROUNDDOWN(ROW([.B16]);-1)" office:value-type="float" office:value="10" calcext:value-type="float">
            <text:p>10</text:p>
          </table:table-cell>
          <table:table-cell table:formula="of:=COLUMN([.O15])" office:value-type="float" office:value="15" calcext:value-type="float">
            <text:p>15</text:p>
          </table:table-cell>
          <table:table-cell table:formula="of:=ADDRESS([.I16]-1;[.J16])" office:value-type="string" office:string-value="$O$9" calcext:value-type="string">
            <text:p>$O$9</text:p>
          </table:table-cell>
          <table:table-cell table:formula="of:=INDIRECT([.K16])" office:value-type="float" office:value="3" calcext:value-type="float">
            <text:p>3</text:p>
          </table:table-cell>
          <table:table-cell table:formula="of:=[.B16]-[.L16]" office:value-type="float" office:value="-1.89" calcext:value-type="float">
            <text:p>-1.89</text:p>
          </table:table-cell>
          <table:table-cell table:number-columns-repeated="1002"/>
        </table:table-row>
        <table:table-row table:style-name="ro1">
          <table:table-cell table:style-name="ce1" office:value-type="float" office:value="1400094" calcext:value-type="float">
            <text:p>1400094</text:p>
          </table:table-cell>
          <table:table-cell table:style-name="ce1" office:value-type="float" office:value="2.72" calcext:value-type="float">
            <text:p>2.72</text:p>
          </table:table-cell>
          <table:table-cell table:number-columns-repeated="6"/>
          <table:table-cell table:formula="of:=ROUNDDOWN(ROW([.B17]);-1)" office:value-type="float" office:value="10" calcext:value-type="float">
            <text:p>10</text:p>
          </table:table-cell>
          <table:table-cell table:formula="of:=COLUMN([.O16])" office:value-type="float" office:value="15" calcext:value-type="float">
            <text:p>15</text:p>
          </table:table-cell>
          <table:table-cell table:formula="of:=ADDRESS([.I17]-1;[.J17])" office:value-type="string" office:string-value="$O$9" calcext:value-type="string">
            <text:p>$O$9</text:p>
          </table:table-cell>
          <table:table-cell table:formula="of:=INDIRECT([.K17])" office:value-type="float" office:value="3" calcext:value-type="float">
            <text:p>3</text:p>
          </table:table-cell>
          <table:table-cell table:formula="of:=[.B17]-[.L17]" office:value-type="float" office:value="-0.28" calcext:value-type="float">
            <text:p>-0.28</text:p>
          </table:table-cell>
          <table:table-cell table:number-columns-repeated="1002"/>
        </table:table-row>
        <table:table-row table:style-name="ro1">
          <table:table-cell table:style-name="ce1" office:value-type="float" office:value="1400097" calcext:value-type="float">
            <text:p>1400097</text:p>
          </table:table-cell>
          <table:table-cell table:style-name="ce1" office:value-type="float" office:value="1.58" calcext:value-type="float">
            <text:p>1.58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quation</text:p>
          </table:table-cell>
          <table:table-cell table:number-columns-repeated="3"/>
          <table:table-cell table:formula="of:=ROUNDDOWN(ROW([.B18]);-1)" office:value-type="float" office:value="10" calcext:value-type="float">
            <text:p>10</text:p>
          </table:table-cell>
          <table:table-cell table:formula="of:=COLUMN([.O17])" office:value-type="float" office:value="15" calcext:value-type="float">
            <text:p>15</text:p>
          </table:table-cell>
          <table:table-cell table:formula="of:=ADDRESS([.I18]-1;[.J18])" office:value-type="string" office:string-value="$O$9" calcext:value-type="string">
            <text:p>$O$9</text:p>
          </table:table-cell>
          <table:table-cell table:formula="of:=INDIRECT([.K18])" office:value-type="float" office:value="3" calcext:value-type="float">
            <text:p>3</text:p>
          </table:table-cell>
          <table:table-cell table:formula="of:=[.B18]-[.L18]" office:value-type="float" office:value="-1.42" calcext:value-type="float">
            <text:p>-1.42</text:p>
          </table:table-cell>
          <table:table-cell table:number-columns-repeated="1002"/>
        </table:table-row>
        <table:table-row table:style-name="ro1">
          <table:table-cell table:style-name="ce3" office:value-type="float" office:value="1400113" calcext:value-type="float">
            <text:p>1400113</text:p>
          </table:table-cell>
          <table:table-cell table:style-name="ce3" office:value-type="float" office:value="2.55" calcext:value-type="float">
            <text:p>2.55</text:p>
          </table:table-cell>
          <table:table-cell table:style-name="ce3" table:formula="of:=AVERAGE([.B10:.B19])" office:value-type="float" office:value="2.066" calcext:value-type="float">
            <text:p>2.066</text:p>
          </table:table-cell>
          <table:table-cell table:style-name="ce3" office:value-type="float" office:value="2.066" calcext:value-type="float">
            <text:p>2.066</text:p>
          </table:table-cell>
          <table:table-cell table:style-name="ce2" table:formula="of:=AVERAGE([.B10:.B19])" office:value-type="float" office:value="2.066" calcext:value-type="float">
            <text:p>2.066</text:p>
          </table:table-cell>
          <table:table-cell table:style-name="ce3" table:formula="of:=[.$F$8]*[.E19]+(1-[.$F$8])*[.F9]" office:value-type="float" office:value="2.066" calcext:value-type="float">
            <text:p>2.066</text:p>
          </table:table-cell>
          <table:table-cell table:style-name="ce2" table:formula="of:=[.$G$8]*[.E19]+(1-[.$G$8])*[.G9]" office:value-type="float" office:value="2.2528" calcext:value-type="float">
            <text:p>2.2528</text:p>
          </table:table-cell>
          <table:table-cell table:style-name="ce3" table:formula="of:=[.$H$8]*[.E19]+(1-[.$H$8])*[.H9]" office:value-type="float" office:value="2.8132" calcext:value-type="float">
            <text:p>2.8132</text:p>
          </table:table-cell>
          <table:table-cell table:formula="of:=ROUNDDOWN(ROW([.B19]);-1)" office:value-type="float" office:value="10" calcext:value-type="float">
            <text:p>10</text:p>
          </table:table-cell>
          <table:table-cell table:formula="of:=COLUMN([.O18])" office:value-type="float" office:value="15" calcext:value-type="float">
            <text:p>15</text:p>
          </table:table-cell>
          <table:table-cell table:formula="of:=ADDRESS([.I19]-1;[.J19])" office:value-type="string" office:string-value="$O$9" calcext:value-type="string">
            <text:p>$O$9</text:p>
          </table:table-cell>
          <table:table-cell table:formula="of:=INDIRECT([.K19])" office:value-type="float" office:value="3" calcext:value-type="float">
            <text:p>3</text:p>
          </table:table-cell>
          <table:table-cell table:formula="of:=[.B19]-[.L19]" office:value-type="float" office:value="-0.45" calcext:value-type="float">
            <text:p>-0.45</text:p>
          </table:table-cell>
          <table:table-cell table:formula="of:=SUM([.M10:.M19])/10" office:value-type="float" office:value="-0.934" calcext:value-type="float">
            <text:p>-0.934</text:p>
          </table:table-cell>
          <table:table-cell table:formula="of:=(2-[.$N$7])*[.O9]+[.$N$7]*[.N19]" office:value-type="float" office:value="2.066" calcext:value-type="float">
            <text:p>2.066</text:p>
          </table:table-cell>
          <table:table-cell table:number-columns-repeated="2"/>
          <table:table-cell table:style-name="ce2" table:number-columns-repeated="998"/>
        </table:table-row>
        <table:table-row table:style-name="ro1">
          <table:table-cell table:style-name="ce1" office:value-type="float" office:value="1400119" calcext:value-type="float">
            <text:p>1400119</text:p>
          </table:table-cell>
          <table:table-cell table:style-name="ce1" office:value-type="float" office:value="1.03" calcext:value-type="float">
            <text:p>1.03</text:p>
          </table:table-cell>
          <table:table-cell table:formula="of:=AVERAGE([.B11:.B20])" office:value-type="float" office:value="2.01" calcext:value-type="float">
            <text:p>2.01</text:p>
          </table:table-cell>
          <table:table-cell office:value-type="float" office:value="2.01" calcext:value-type="float">
            <text:p>2.01</text:p>
          </table:table-cell>
          <table:table-cell table:number-columns-repeated="4"/>
          <table:table-cell table:formula="of:=ROUNDDOWN(ROW([.B20]);-1)" office:value-type="float" office:value="20" calcext:value-type="float">
            <text:p>20</text:p>
          </table:table-cell>
          <table:table-cell table:formula="of:=COLUMN([.O19])" office:value-type="float" office:value="15" calcext:value-type="float">
            <text:p>15</text:p>
          </table:table-cell>
          <table:table-cell table:formula="of:=ADDRESS([.I20]-1;[.J20])" office:value-type="string" office:string-value="$O$19" calcext:value-type="string">
            <text:p>$O$19</text:p>
          </table:table-cell>
          <table:table-cell table:formula="of:=INDIRECT([.K20])" office:value-type="float" office:value="2.066" calcext:value-type="float">
            <text:p>2.066</text:p>
          </table:table-cell>
          <table:table-cell table:formula="of:=[.B20]-[.L20]" office:value-type="float" office:value="-1.036" calcext:value-type="float">
            <text:p>-1.04</text:p>
          </table:table-cell>
          <table:table-cell table:number-columns-repeated="1002"/>
        </table:table-row>
        <table:table-row table:style-name="ro1">
          <table:table-cell office:value-type="float" office:value="1400120" calcext:value-type="float">
            <text:p>1400120</text:p>
          </table:table-cell>
          <table:table-cell office:value-type="float" office:value="1.19" calcext:value-type="float">
            <text:p>1.19</text:p>
          </table:table-cell>
          <table:table-cell table:formula="of:=AVERAGE([.B12:.B21])" office:value-type="float" office:value="1.733" calcext:value-type="float">
            <text:p>1.733</text:p>
          </table:table-cell>
          <table:table-cell office:value-type="float" office:value="1.733" calcext:value-type="float">
            <text:p>1.733</text:p>
          </table:table-cell>
          <table:table-cell table:number-columns-repeated="4"/>
          <table:table-cell table:formula="of:=ROUNDDOWN(ROW([.B21]);-1)" office:value-type="float" office:value="20" calcext:value-type="float">
            <text:p>20</text:p>
          </table:table-cell>
          <table:table-cell table:formula="of:=COLUMN([.O20])" office:value-type="float" office:value="15" calcext:value-type="float">
            <text:p>15</text:p>
          </table:table-cell>
          <table:table-cell table:formula="of:=ADDRESS([.I21]-1;[.J21])" office:value-type="string" office:string-value="$O$19" calcext:value-type="string">
            <text:p>$O$19</text:p>
          </table:table-cell>
          <table:table-cell table:formula="of:=INDIRECT([.K21])" office:value-type="float" office:value="2.066" calcext:value-type="float">
            <text:p>2.066</text:p>
          </table:table-cell>
          <table:table-cell table:formula="of:=[.B21]-[.L21]" office:value-type="float" office:value="-0.876" calcext:value-type="float">
            <text:p>-0.88</text:p>
          </table:table-cell>
          <table:table-cell table:number-columns-repeated="1002"/>
        </table:table-row>
        <table:table-row table:style-name="ro1">
          <table:table-cell office:value-type="float" office:value="1400121" calcext:value-type="float">
            <text:p>1400121</text:p>
          </table:table-cell>
          <table:table-cell office:value-type="float" office:value="5.13" calcext:value-type="float">
            <text:p>5.13</text:p>
          </table:table-cell>
          <table:table-cell table:formula="of:=AVERAGE([.B13:.B22])" office:value-type="float" office:value="2.091" calcext:value-type="float">
            <text:p>2.091</text:p>
          </table:table-cell>
          <table:table-cell office:value-type="float" office:value="2.091" calcext:value-type="float">
            <text:p>2.091</text:p>
          </table:table-cell>
          <table:table-cell table:number-columns-repeated="4"/>
          <table:table-cell table:formula="of:=ROUNDDOWN(ROW([.B22]);-1)" office:value-type="float" office:value="20" calcext:value-type="float">
            <text:p>20</text:p>
          </table:table-cell>
          <table:table-cell table:formula="of:=COLUMN([.O21])" office:value-type="float" office:value="15" calcext:value-type="float">
            <text:p>15</text:p>
          </table:table-cell>
          <table:table-cell table:formula="of:=ADDRESS([.I22]-1;[.J22])" office:value-type="string" office:string-value="$O$19" calcext:value-type="string">
            <text:p>$O$19</text:p>
          </table:table-cell>
          <table:table-cell table:formula="of:=INDIRECT([.K22])" office:value-type="float" office:value="2.066" calcext:value-type="float">
            <text:p>2.066</text:p>
          </table:table-cell>
          <table:table-cell table:formula="of:=[.B22]-[.L22]" office:value-type="float" office:value="3.064" calcext:value-type="float">
            <text:p>3.06</text:p>
          </table:table-cell>
          <table:table-cell table:number-columns-repeated="1002"/>
        </table:table-row>
        <table:table-row table:style-name="ro1">
          <table:table-cell office:value-type="float" office:value="1400167" calcext:value-type="float">
            <text:p>1400167</text:p>
          </table:table-cell>
          <table:table-cell office:value-type="float" office:value="2.51" calcext:value-type="float">
            <text:p>2.51</text:p>
          </table:table-cell>
          <table:table-cell table:formula="of:=AVERAGE([.B14:.B23])" office:value-type="float" office:value="2.223" calcext:value-type="float">
            <text:p>2.223</text:p>
          </table:table-cell>
          <table:table-cell office:value-type="float" office:value="2.223" calcext:value-type="float">
            <text:p>2.223</text:p>
          </table:table-cell>
          <table:table-cell table:number-columns-repeated="4"/>
          <table:table-cell table:formula="of:=ROUNDDOWN(ROW([.B23]);-1)" office:value-type="float" office:value="20" calcext:value-type="float">
            <text:p>20</text:p>
          </table:table-cell>
          <table:table-cell table:formula="of:=COLUMN([.O22])" office:value-type="float" office:value="15" calcext:value-type="float">
            <text:p>15</text:p>
          </table:table-cell>
          <table:table-cell table:formula="of:=ADDRESS([.I23]-1;[.J23])" office:value-type="string" office:string-value="$O$19" calcext:value-type="string">
            <text:p>$O$19</text:p>
          </table:table-cell>
          <table:table-cell table:formula="of:=INDIRECT([.K23])" office:value-type="float" office:value="2.066" calcext:value-type="float">
            <text:p>2.066</text:p>
          </table:table-cell>
          <table:table-cell table:formula="of:=[.B23]-[.L23]" office:value-type="float" office:value="0.444" calcext:value-type="float">
            <text:p>0.44</text:p>
          </table:table-cell>
          <table:table-cell table:number-columns-repeated="1002"/>
        </table:table-row>
        <table:table-row table:style-name="ro1">
          <table:table-cell office:value-type="float" office:value="1400391" calcext:value-type="float">
            <text:p>1400391</text:p>
          </table:table-cell>
          <table:table-cell office:value-type="float" office:value="1.48" calcext:value-type="float">
            <text:p>1.48</text:p>
          </table:table-cell>
          <table:table-cell table:formula="of:=AVERAGE([.B15:.B24])" office:value-type="float" office:value="2.175" calcext:value-type="float">
            <text:p>2.175</text:p>
          </table:table-cell>
          <table:table-cell office:value-type="float" office:value="2.175" calcext:value-type="float">
            <text:p>2.175</text:p>
          </table:table-cell>
          <table:table-cell table:number-columns-repeated="4"/>
          <table:table-cell table:formula="of:=ROUNDDOWN(ROW([.B24]);-1)" office:value-type="float" office:value="20" calcext:value-type="float">
            <text:p>20</text:p>
          </table:table-cell>
          <table:table-cell table:formula="of:=COLUMN([.O23])" office:value-type="float" office:value="15" calcext:value-type="float">
            <text:p>15</text:p>
          </table:table-cell>
          <table:table-cell table:formula="of:=ADDRESS([.I24]-1;[.J24])" office:value-type="string" office:string-value="$O$19" calcext:value-type="string">
            <text:p>$O$19</text:p>
          </table:table-cell>
          <table:table-cell table:formula="of:=INDIRECT([.K24])" office:value-type="float" office:value="2.066" calcext:value-type="float">
            <text:p>2.066</text:p>
          </table:table-cell>
          <table:table-cell table:formula="of:=[.B24]-[.L24]" office:value-type="float" office:value="-0.586" calcext:value-type="float">
            <text:p>-0.59</text:p>
          </table:table-cell>
          <table:table-cell table:number-columns-repeated="1002"/>
        </table:table-row>
        <table:table-row table:style-name="ro1">
          <table:table-cell office:value-type="float" office:value="1400392" calcext:value-type="float">
            <text:p>1400392</text:p>
          </table:table-cell>
          <table:table-cell office:value-type="float" office:value="16.5" calcext:value-type="float">
            <text:p>16.5</text:p>
          </table:table-cell>
          <table:table-cell table:formula="of:=AVERAGE([.B16:.B25])" office:value-type="float" office:value="3.58" calcext:value-type="float">
            <text:p>3.58</text:p>
          </table:table-cell>
          <table:table-cell office:value-type="float" office:value="3.58" calcext:value-type="float">
            <text:p>3.58</text:p>
          </table:table-cell>
          <table:table-cell table:number-columns-repeated="4"/>
          <table:table-cell table:formula="of:=ROUNDDOWN(ROW([.B25]);-1)" office:value-type="float" office:value="20" calcext:value-type="float">
            <text:p>20</text:p>
          </table:table-cell>
          <table:table-cell table:formula="of:=COLUMN([.O24])" office:value-type="float" office:value="15" calcext:value-type="float">
            <text:p>15</text:p>
          </table:table-cell>
          <table:table-cell table:formula="of:=ADDRESS([.I25]-1;[.J25])" office:value-type="string" office:string-value="$O$19" calcext:value-type="string">
            <text:p>$O$19</text:p>
          </table:table-cell>
          <table:table-cell table:formula="of:=INDIRECT([.K25])" office:value-type="float" office:value="2.066" calcext:value-type="float">
            <text:p>2.066</text:p>
          </table:table-cell>
          <table:table-cell table:formula="of:=[.B25]-[.L25]" office:value-type="float" office:value="14.434" calcext:value-type="float">
            <text:p>14.43</text:p>
          </table:table-cell>
          <table:table-cell table:number-columns-repeated="1002"/>
        </table:table-row>
        <table:table-row table:style-name="ro1">
          <table:table-cell office:value-type="float" office:value="1400393" calcext:value-type="float">
            <text:p>1400393</text:p>
          </table:table-cell>
          <table:table-cell office:value-type="float" office:value="0.518" calcext:value-type="float">
            <text:p>0.518</text:p>
          </table:table-cell>
          <table:table-cell table:formula="of:=AVERAGE([.B17:.B26])" office:value-type="float" office:value="3.5208" calcext:value-type="float">
            <text:p>3.5208</text:p>
          </table:table-cell>
          <table:table-cell office:value-type="float" office:value="3.5208" calcext:value-type="float">
            <text:p>3.5208</text:p>
          </table:table-cell>
          <table:table-cell table:number-columns-repeated="4"/>
          <table:table-cell table:formula="of:=ROUNDDOWN(ROW([.B26]);-1)" office:value-type="float" office:value="20" calcext:value-type="float">
            <text:p>20</text:p>
          </table:table-cell>
          <table:table-cell table:formula="of:=COLUMN([.O25])" office:value-type="float" office:value="15" calcext:value-type="float">
            <text:p>15</text:p>
          </table:table-cell>
          <table:table-cell table:formula="of:=ADDRESS([.I26]-1;[.J26])" office:value-type="string" office:string-value="$O$19" calcext:value-type="string">
            <text:p>$O$19</text:p>
          </table:table-cell>
          <table:table-cell table:formula="of:=INDIRECT([.K26])" office:value-type="float" office:value="2.066" calcext:value-type="float">
            <text:p>2.066</text:p>
          </table:table-cell>
          <table:table-cell table:formula="of:=[.B26]-[.L26]" office:value-type="float" office:value="-1.548" calcext:value-type="float">
            <text:p>-1.55</text:p>
          </table:table-cell>
          <table:table-cell table:number-columns-repeated="1002"/>
        </table:table-row>
        <table:table-row table:style-name="ro1">
          <table:table-cell office:value-type="float" office:value="1400417" calcext:value-type="float">
            <text:p>1400417</text:p>
          </table:table-cell>
          <table:table-cell office:value-type="float" office:value="4" calcext:value-type="float">
            <text:p>4</text:p>
          </table:table-cell>
          <table:table-cell table:formula="of:=AVERAGE([.B18:.B27])" office:value-type="float" office:value="3.6488" calcext:value-type="float">
            <text:p>3.6488</text:p>
          </table:table-cell>
          <table:table-cell office:value-type="float" office:value="3.6488" calcext:value-type="float">
            <text:p>3.6488</text:p>
          </table:table-cell>
          <table:table-cell table:number-columns-repeated="4"/>
          <table:table-cell table:formula="of:=ROUNDDOWN(ROW([.B27]);-1)" office:value-type="float" office:value="20" calcext:value-type="float">
            <text:p>20</text:p>
          </table:table-cell>
          <table:table-cell table:formula="of:=COLUMN([.O26])" office:value-type="float" office:value="15" calcext:value-type="float">
            <text:p>15</text:p>
          </table:table-cell>
          <table:table-cell table:formula="of:=ADDRESS([.I27]-1;[.J27])" office:value-type="string" office:string-value="$O$19" calcext:value-type="string">
            <text:p>$O$19</text:p>
          </table:table-cell>
          <table:table-cell table:formula="of:=INDIRECT([.K27])" office:value-type="float" office:value="2.066" calcext:value-type="float">
            <text:p>2.066</text:p>
          </table:table-cell>
          <table:table-cell table:formula="of:=[.B27]-[.L27]" office:value-type="float" office:value="1.934" calcext:value-type="float">
            <text:p>1.93</text:p>
          </table:table-cell>
          <table:table-cell table:number-columns-repeated="1002"/>
        </table:table-row>
        <table:table-row table:style-name="ro1">
          <table:table-cell office:value-type="float" office:value="1400435" calcext:value-type="float">
            <text:p>1400435</text:p>
          </table:table-cell>
          <table:table-cell office:value-type="float" office:value="8.72" calcext:value-type="float">
            <text:p>8.72</text:p>
          </table:table-cell>
          <table:table-cell table:formula="of:=AVERAGE([.B19:.B28])" office:value-type="float" office:value="4.3628" calcext:value-type="float">
            <text:p>4.3628</text:p>
          </table:table-cell>
          <table:table-cell office:value-type="float" office:value="4.3628" calcext:value-type="float">
            <text:p>4.3628</text:p>
          </table:table-cell>
          <table:table-cell table:number-columns-repeated="4"/>
          <table:table-cell table:formula="of:=ROUNDDOWN(ROW([.B28]);-1)" office:value-type="float" office:value="20" calcext:value-type="float">
            <text:p>20</text:p>
          </table:table-cell>
          <table:table-cell table:formula="of:=COLUMN([.O27])" office:value-type="float" office:value="15" calcext:value-type="float">
            <text:p>15</text:p>
          </table:table-cell>
          <table:table-cell table:formula="of:=ADDRESS([.I28]-1;[.J28])" office:value-type="string" office:string-value="$O$19" calcext:value-type="string">
            <text:p>$O$19</text:p>
          </table:table-cell>
          <table:table-cell table:formula="of:=INDIRECT([.K28])" office:value-type="float" office:value="2.066" calcext:value-type="float">
            <text:p>2.066</text:p>
          </table:table-cell>
          <table:table-cell table:formula="of:=[.B28]-[.L28]" office:value-type="float" office:value="6.654" calcext:value-type="float">
            <text:p>6.65</text:p>
          </table:table-cell>
          <table:table-cell table:number-columns-repeated="1002"/>
        </table:table-row>
        <table:table-row table:style-name="ro1">
          <table:table-cell table:style-name="ce2" office:value-type="float" office:value="1400443" calcext:value-type="float">
            <text:p>1400443</text:p>
          </table:table-cell>
          <table:table-cell table:style-name="ce2" office:value-type="float" office:value="1.06" calcext:value-type="float">
            <text:p>1.06</text:p>
          </table:table-cell>
          <table:table-cell table:style-name="ce3" table:formula="of:=AVERAGE([.B20:.B29])" office:value-type="float" office:value="4.2138" calcext:value-type="float">
            <text:p>4.2138</text:p>
          </table:table-cell>
          <table:table-cell table:style-name="ce3" office:value-type="float" office:value="4.2138" calcext:value-type="float">
            <text:p>4.2138</text:p>
          </table:table-cell>
          <table:table-cell table:style-name="ce2" table:formula="of:=AVERAGE([.B20:.B29])" office:value-type="float" office:value="4.2138" calcext:value-type="float">
            <text:p>4.2138</text:p>
          </table:table-cell>
          <table:table-cell table:style-name="ce3" table:formula="of:=[.$F$8]*[.E29]+(1-[.$F$8])*[.F19]" office:value-type="float" office:value="4.2138" calcext:value-type="float">
            <text:p>4.2138</text:p>
          </table:table-cell>
          <table:table-cell table:style-name="ce2" table:formula="of:=[.$G$8]*[.E29]+(1-[.$G$8])*[.G19]" office:value-type="float" office:value="3.8216" calcext:value-type="float">
            <text:p>3.8216</text:p>
          </table:table-cell>
          <table:table-cell table:style-name="ce3" table:formula="of:=[.$H$8]*[.E29]+(1-[.$H$8])*[.H19]" office:value-type="float" office:value="3.09332" calcext:value-type="float">
            <text:p>3.09332</text:p>
          </table:table-cell>
          <table:table-cell table:formula="of:=ROUNDDOWN(ROW([.B29]);-1)" office:value-type="float" office:value="20" calcext:value-type="float">
            <text:p>20</text:p>
          </table:table-cell>
          <table:table-cell table:formula="of:=COLUMN([.O28])" office:value-type="float" office:value="15" calcext:value-type="float">
            <text:p>15</text:p>
          </table:table-cell>
          <table:table-cell table:formula="of:=ADDRESS([.I29]-1;[.J29])" office:value-type="string" office:string-value="$O$19" calcext:value-type="string">
            <text:p>$O$19</text:p>
          </table:table-cell>
          <table:table-cell table:formula="of:=INDIRECT([.K29])" office:value-type="float" office:value="2.066" calcext:value-type="float">
            <text:p>2.066</text:p>
          </table:table-cell>
          <table:table-cell table:formula="of:=[.B29]-[.L29]" office:value-type="float" office:value="-1.006" calcext:value-type="float">
            <text:p>-1.01</text:p>
          </table:table-cell>
          <table:table-cell table:formula="of:=SUM([.M20:.M29])/10" office:value-type="float" office:value="2.1478" calcext:value-type="float">
            <text:p>2.1478</text:p>
          </table:table-cell>
          <table:table-cell table:formula="of:=(2-[.$N$7])*[.O19]+[.$N$7]*[.N29]" office:value-type="float" office:value="4.2138" calcext:value-type="float">
            <text:p>4.2138</text:p>
          </table:table-cell>
          <table:table-cell table:number-columns-repeated="2"/>
          <table:table-cell table:style-name="ce2" table:number-columns-repeated="998"/>
        </table:table-row>
        <table:table-row table:style-name="ro1">
          <table:table-cell table:style-name="ce1" office:value-type="float" office:value="1400449" calcext:value-type="float">
            <text:p>1400449</text:p>
          </table:table-cell>
          <table:table-cell table:style-name="ce1" office:value-type="float" office:value="1.76" calcext:value-type="float">
            <text:p>1.76</text:p>
          </table:table-cell>
          <table:table-cell table:formula="of:=AVERAGE([.B21:.B30])" office:value-type="float" office:value="4.2868" calcext:value-type="float">
            <text:p>4.2868</text:p>
          </table:table-cell>
          <table:table-cell office:value-type="float" office:value="4.2868" calcext:value-type="float">
            <text:p>4.2868</text:p>
          </table:table-cell>
          <table:table-cell table:number-columns-repeated="4"/>
          <table:table-cell table:formula="of:=ROUNDDOWN(ROW([.B30]);-1)" office:value-type="float" office:value="30" calcext:value-type="float">
            <text:p>30</text:p>
          </table:table-cell>
          <table:table-cell table:formula="of:=COLUMN([.O29])" office:value-type="float" office:value="15" calcext:value-type="float">
            <text:p>15</text:p>
          </table:table-cell>
          <table:table-cell table:formula="of:=ADDRESS([.I30]-1;[.J30])" office:value-type="string" office:string-value="$O$29" calcext:value-type="string">
            <text:p>$O$29</text:p>
          </table:table-cell>
          <table:table-cell table:formula="of:=INDIRECT([.K30])" office:value-type="float" office:value="4.2138" calcext:value-type="float">
            <text:p>4.2138</text:p>
          </table:table-cell>
          <table:table-cell table:formula="of:=[.B30]-[.L30]" office:value-type="float" office:value="-2.4538" calcext:value-type="float">
            <text:p>-2.45</text:p>
          </table:table-cell>
          <table:table-cell table:number-columns-repeated="1002"/>
        </table:table-row>
        <table:table-row table:style-name="ro1">
          <table:table-cell table:style-name="ce1" office:value-type="float" office:value="1400454" calcext:value-type="float">
            <text:p>1400454</text:p>
          </table:table-cell>
          <table:table-cell table:style-name="ce1" office:value-type="float" office:value="0.983" calcext:value-type="float">
            <text:p>0.983</text:p>
          </table:table-cell>
          <table:table-cell table:formula="of:=AVERAGE([.B22:.B31])" office:value-type="float" office:value="4.2661" calcext:value-type="float">
            <text:p>4.2661</text:p>
          </table:table-cell>
          <table:table-cell office:value-type="float" office:value="4.2661" calcext:value-type="float">
            <text:p>4.2661</text:p>
          </table:table-cell>
          <table:table-cell table:number-columns-repeated="4"/>
          <table:table-cell table:formula="of:=ROUNDDOWN(ROW([.B31]);-1)" office:value-type="float" office:value="30" calcext:value-type="float">
            <text:p>30</text:p>
          </table:table-cell>
          <table:table-cell table:formula="of:=COLUMN([.O30])" office:value-type="float" office:value="15" calcext:value-type="float">
            <text:p>15</text:p>
          </table:table-cell>
          <table:table-cell table:formula="of:=ADDRESS([.I31]-1;[.J31])" office:value-type="string" office:string-value="$O$29" calcext:value-type="string">
            <text:p>$O$29</text:p>
          </table:table-cell>
          <table:table-cell table:formula="of:=INDIRECT([.K31])" office:value-type="float" office:value="4.2138" calcext:value-type="float">
            <text:p>4.2138</text:p>
          </table:table-cell>
          <table:table-cell table:formula="of:=[.B31]-[.L31]" office:value-type="float" office:value="-3.2308" calcext:value-type="float">
            <text:p>-3.23</text:p>
          </table:table-cell>
          <table:table-cell table:number-columns-repeated="1002"/>
        </table:table-row>
        <table:table-row table:style-name="ro1">
          <table:table-cell table:style-name="ce1" office:value-type="float" office:value="1400477" calcext:value-type="float">
            <text:p>1400477</text:p>
          </table:table-cell>
          <table:table-cell table:style-name="ce1" office:value-type="float" office:value="1.59" calcext:value-type="float">
            <text:p>1.59</text:p>
          </table:table-cell>
          <table:table-cell table:formula="of:=AVERAGE([.B23:.B32])" office:value-type="float" office:value="3.9121" calcext:value-type="float">
            <text:p>3.9121</text:p>
          </table:table-cell>
          <table:table-cell office:value-type="float" office:value="3.9121" calcext:value-type="float">
            <text:p>3.9121</text:p>
          </table:table-cell>
          <table:table-cell table:number-columns-repeated="4"/>
          <table:table-cell table:formula="of:=ROUNDDOWN(ROW([.B32]);-1)" office:value-type="float" office:value="30" calcext:value-type="float">
            <text:p>30</text:p>
          </table:table-cell>
          <table:table-cell table:formula="of:=COLUMN([.O31])" office:value-type="float" office:value="15" calcext:value-type="float">
            <text:p>15</text:p>
          </table:table-cell>
          <table:table-cell table:formula="of:=ADDRESS([.I32]-1;[.J32])" office:value-type="string" office:string-value="$O$29" calcext:value-type="string">
            <text:p>$O$29</text:p>
          </table:table-cell>
          <table:table-cell table:formula="of:=INDIRECT([.K32])" office:value-type="float" office:value="4.2138" calcext:value-type="float">
            <text:p>4.2138</text:p>
          </table:table-cell>
          <table:table-cell table:formula="of:=[.B32]-[.L32]" office:value-type="float" office:value="-2.6238" calcext:value-type="float">
            <text:p>-2.62</text:p>
          </table:table-cell>
          <table:table-cell table:number-columns-repeated="1002"/>
        </table:table-row>
        <table:table-row table:style-name="ro1">
          <table:table-cell table:style-name="ce1" office:value-type="float" office:value="1400484" calcext:value-type="float">
            <text:p>1400484</text:p>
          </table:table-cell>
          <table:table-cell table:style-name="ce1" office:value-type="float" office:value="10.1" calcext:value-type="float">
            <text:p>10.1</text:p>
          </table:table-cell>
          <table:table-cell table:formula="of:=AVERAGE([.B24:.B33])" office:value-type="float" office:value="4.6711" calcext:value-type="float">
            <text:p>4.6711</text:p>
          </table:table-cell>
          <table:table-cell office:value-type="float" office:value="4.6711" calcext:value-type="float">
            <text:p>4.6711</text:p>
          </table:table-cell>
          <table:table-cell table:number-columns-repeated="4"/>
          <table:table-cell table:formula="of:=ROUNDDOWN(ROW([.B33]);-1)" office:value-type="float" office:value="30" calcext:value-type="float">
            <text:p>30</text:p>
          </table:table-cell>
          <table:table-cell table:formula="of:=COLUMN([.O32])" office:value-type="float" office:value="15" calcext:value-type="float">
            <text:p>15</text:p>
          </table:table-cell>
          <table:table-cell table:formula="of:=ADDRESS([.I33]-1;[.J33])" office:value-type="string" office:string-value="$O$29" calcext:value-type="string">
            <text:p>$O$29</text:p>
          </table:table-cell>
          <table:table-cell table:formula="of:=INDIRECT([.K33])" office:value-type="float" office:value="4.2138" calcext:value-type="float">
            <text:p>4.2138</text:p>
          </table:table-cell>
          <table:table-cell table:formula="of:=[.B33]-[.L33]" office:value-type="float" office:value="5.8862" calcext:value-type="float">
            <text:p>5.89</text:p>
          </table:table-cell>
          <table:table-cell table:number-columns-repeated="1002"/>
        </table:table-row>
        <table:table-row table:style-name="ro1">
          <table:table-cell table:style-name="ce1" office:value-type="float" office:value="1400494" calcext:value-type="float">
            <text:p>1400494</text:p>
          </table:table-cell>
          <table:table-cell table:style-name="ce3" office:value-type="float" office:value="25" calcext:value-type="float">
            <text:p>25</text:p>
          </table:table-cell>
          <table:table-cell table:formula="of:=AVERAGE([.B25:.B34])" office:value-type="float" office:value="7.0231" calcext:value-type="float">
            <text:p>7.0231</text:p>
          </table:table-cell>
          <table:table-cell table:style-name="ce5" office:value-type="float" office:value="4.7901" calcext:value-type="float">
            <text:p>4.7901</text:p>
          </table:table-cell>
          <table:table-cell table:number-columns-repeated="4"/>
          <table:table-cell table:formula="of:=ROUNDDOWN(ROW([.B34]);-1)" office:value-type="float" office:value="30" calcext:value-type="float">
            <text:p>30</text:p>
          </table:table-cell>
          <table:table-cell table:formula="of:=COLUMN([.O33])" office:value-type="float" office:value="15" calcext:value-type="float">
            <text:p>15</text:p>
          </table:table-cell>
          <table:table-cell table:formula="of:=ADDRESS([.I34]-1;[.J34])" office:value-type="string" office:string-value="$O$29" calcext:value-type="string">
            <text:p>$O$29</text:p>
          </table:table-cell>
          <table:table-cell table:formula="of:=INDIRECT([.K34])" office:value-type="float" office:value="4.2138" calcext:value-type="float">
            <text:p>4.2138</text:p>
          </table:table-cell>
          <table:table-cell table:formula="of:=[.B34]-[.L34]" office:value-type="float" office:value="20.7862" calcext:value-type="float">
            <text:p>20.79</text:p>
          </table:table-cell>
          <table:table-cell table:number-columns-repeated="1002"/>
        </table:table-row>
        <table:table-row table:style-name="ro1">
          <table:table-cell table:style-name="ce1" office:value-type="float" office:value="1400506" calcext:value-type="float">
            <text:p>1400506</text:p>
          </table:table-cell>
          <table:table-cell table:style-name="ce1" office:value-type="float" office:value="0.055" calcext:value-type="float">
            <text:p>0.055</text:p>
          </table:table-cell>
          <table:table-cell table:formula="of:=AVERAGE([.B26:.B35])" office:value-type="float" office:value="5.3786" calcext:value-type="float">
            <text:p>5.3786</text:p>
          </table:table-cell>
          <table:table-cell table:style-name="ce6" office:value-type="float" office:value="3.1456" calcext:value-type="float">
            <text:p>3.1456</text:p>
          </table:table-cell>
          <table:table-cell table:number-columns-repeated="4"/>
          <table:table-cell table:formula="of:=ROUNDDOWN(ROW([.B35]);-1)" office:value-type="float" office:value="30" calcext:value-type="float">
            <text:p>30</text:p>
          </table:table-cell>
          <table:table-cell table:formula="of:=COLUMN([.O34])" office:value-type="float" office:value="15" calcext:value-type="float">
            <text:p>15</text:p>
          </table:table-cell>
          <table:table-cell table:formula="of:=ADDRESS([.I35]-1;[.J35])" office:value-type="string" office:string-value="$O$29" calcext:value-type="string">
            <text:p>$O$29</text:p>
          </table:table-cell>
          <table:table-cell table:formula="of:=INDIRECT([.K35])" office:value-type="float" office:value="4.2138" calcext:value-type="float">
            <text:p>4.2138</text:p>
          </table:table-cell>
          <table:table-cell table:formula="of:=[.B35]-[.L35]" office:value-type="float" office:value="-4.1588" calcext:value-type="float">
            <text:p>-4.16</text:p>
          </table:table-cell>
          <table:table-cell table:number-columns-repeated="1002"/>
        </table:table-row>
        <table:table-row table:style-name="ro1">
          <table:table-cell table:style-name="ce1" office:value-type="float" office:value="1400513" calcext:value-type="float">
            <text:p>1400513</text:p>
          </table:table-cell>
          <table:table-cell table:style-name="ce1" office:value-type="float" office:value="11.2" calcext:value-type="float">
            <text:p>11.2</text:p>
          </table:table-cell>
          <table:table-cell table:formula="of:=AVERAGE([.B27:.B36])" office:value-type="float" office:value="6.4468" calcext:value-type="float">
            <text:p>6.4468</text:p>
          </table:table-cell>
          <table:table-cell table:style-name="ce6" office:value-type="float" office:value="4.2138" calcext:value-type="float">
            <text:p>4.2138</text:p>
          </table:table-cell>
          <table:table-cell table:number-columns-repeated="4"/>
          <table:table-cell table:formula="of:=ROUNDDOWN(ROW([.B36]);-1)" office:value-type="float" office:value="30" calcext:value-type="float">
            <text:p>30</text:p>
          </table:table-cell>
          <table:table-cell table:formula="of:=COLUMN([.O35])" office:value-type="float" office:value="15" calcext:value-type="float">
            <text:p>15</text:p>
          </table:table-cell>
          <table:table-cell table:formula="of:=ADDRESS([.I36]-1;[.J36])" office:value-type="string" office:string-value="$O$29" calcext:value-type="string">
            <text:p>$O$29</text:p>
          </table:table-cell>
          <table:table-cell table:formula="of:=INDIRECT([.K36])" office:value-type="float" office:value="4.2138" calcext:value-type="float">
            <text:p>4.2138</text:p>
          </table:table-cell>
          <table:table-cell table:formula="of:=[.B36]-[.L36]" office:value-type="float" office:value="6.9862" calcext:value-type="float">
            <text:p>6.99</text:p>
          </table:table-cell>
          <table:table-cell table:number-columns-repeated="1002"/>
        </table:table-row>
        <table:table-row table:style-name="ro1">
          <table:table-cell table:style-name="ce1" office:value-type="float" office:value="1400543" calcext:value-type="float">
            <text:p>1400543</text:p>
          </table:table-cell>
          <table:table-cell table:style-name="ce1" office:value-type="float" office:value="2.03" calcext:value-type="float">
            <text:p>2.03</text:p>
          </table:table-cell>
          <table:table-cell table:formula="of:=AVERAGE([.B28:.B37])" office:value-type="float" office:value="6.2498" calcext:value-type="float">
            <text:p>6.2498</text:p>
          </table:table-cell>
          <table:table-cell table:style-name="ce6" office:value-type="float" office:value="4.0168" calcext:value-type="float">
            <text:p>4.0168</text:p>
          </table:table-cell>
          <table:table-cell table:number-columns-repeated="4"/>
          <table:table-cell table:formula="of:=ROUNDDOWN(ROW([.B37]);-1)" office:value-type="float" office:value="30" calcext:value-type="float">
            <text:p>30</text:p>
          </table:table-cell>
          <table:table-cell table:formula="of:=COLUMN([.O36])" office:value-type="float" office:value="15" calcext:value-type="float">
            <text:p>15</text:p>
          </table:table-cell>
          <table:table-cell table:formula="of:=ADDRESS([.I37]-1;[.J37])" office:value-type="string" office:string-value="$O$29" calcext:value-type="string">
            <text:p>$O$29</text:p>
          </table:table-cell>
          <table:table-cell table:formula="of:=INDIRECT([.K37])" office:value-type="float" office:value="4.2138" calcext:value-type="float">
            <text:p>4.2138</text:p>
          </table:table-cell>
          <table:table-cell table:formula="of:=[.B37]-[.L37]" office:value-type="float" office:value="-2.1838" calcext:value-type="float">
            <text:p>-2.18</text:p>
          </table:table-cell>
          <table:table-cell table:number-columns-repeated="1002"/>
        </table:table-row>
        <table:table-row table:style-name="ro1">
          <table:table-cell table:style-name="ce1" office:value-type="float" office:value="1400547" calcext:value-type="float">
            <text:p>1400547</text:p>
          </table:table-cell>
          <table:table-cell table:style-name="ce1" office:value-type="float" office:value="0.073" calcext:value-type="float">
            <text:p>0.073</text:p>
          </table:table-cell>
          <table:table-cell table:formula="of:=AVERAGE([.B29:.B38])" office:value-type="float" office:value="5.3851" calcext:value-type="float">
            <text:p>5.3851</text:p>
          </table:table-cell>
          <table:table-cell table:style-name="ce6" office:value-type="float" office:value="3.1521" calcext:value-type="float">
            <text:p>3.1521</text:p>
          </table:table-cell>
          <table:table-cell table:number-columns-repeated="4"/>
          <table:table-cell table:formula="of:=ROUNDDOWN(ROW([.B38]);-1)" office:value-type="float" office:value="30" calcext:value-type="float">
            <text:p>30</text:p>
          </table:table-cell>
          <table:table-cell table:formula="of:=COLUMN([.O37])" office:value-type="float" office:value="15" calcext:value-type="float">
            <text:p>15</text:p>
          </table:table-cell>
          <table:table-cell table:formula="of:=ADDRESS([.I38]-1;[.J38])" office:value-type="string" office:string-value="$O$29" calcext:value-type="string">
            <text:p>$O$29</text:p>
          </table:table-cell>
          <table:table-cell table:formula="of:=INDIRECT([.K38])" office:value-type="float" office:value="4.2138" calcext:value-type="float">
            <text:p>4.2138</text:p>
          </table:table-cell>
          <table:table-cell table:formula="of:=[.B38]-[.L38]" office:value-type="float" office:value="-4.1408" calcext:value-type="float">
            <text:p>-4.14</text:p>
          </table:table-cell>
          <table:table-cell table:number-columns-repeated="1002"/>
        </table:table-row>
        <table:table-row table:style-name="ro1">
          <table:table-cell table:style-name="ce3" office:value-type="float" office:value="1400550" calcext:value-type="float">
            <text:p>1400550</text:p>
          </table:table-cell>
          <table:table-cell table:style-name="ce3" office:value-type="float" office:value="0.394" calcext:value-type="float">
            <text:p>0.394</text:p>
          </table:table-cell>
          <table:table-cell table:style-name="ce3" table:formula="of:=AVERAGE([.B30:.B39])" office:value-type="float" office:value="5.3185" calcext:value-type="float">
            <text:p>5.3185</text:p>
          </table:table-cell>
          <table:table-cell table:style-name="ce17" office:value-type="float" office:value="3.0855" calcext:value-type="float">
            <text:p>3.0855</text:p>
          </table:table-cell>
          <table:table-cell table:style-name="ce2" table:formula="of:=AVERAGE([.B30:.B39])" office:value-type="float" office:value="5.3185" calcext:value-type="float">
            <text:p>5.3185</text:p>
          </table:table-cell>
          <table:table-cell table:style-name="ce3" table:formula="of:=[.$F$8]*[.E39]+(1-[.$F$8])*[.F29]" office:value-type="float" office:value="5.3185" calcext:value-type="float">
            <text:p>5.3185</text:p>
          </table:table-cell>
          <table:table-cell table:style-name="ce2" table:formula="of:=[.$G$8]*[.E39]+(1-[.$G$8])*[.G29]" office:value-type="float" office:value="5.01912" calcext:value-type="float">
            <text:p>5.01912</text:p>
          </table:table-cell>
          <table:table-cell table:style-name="ce3" table:formula="of:=[.$H$8]*[.E39]+(1-[.$H$8])*[.H29]" office:value-type="float" office:value="3.538356" calcext:value-type="float">
            <text:p>3.538356</text:p>
          </table:table-cell>
          <table:table-cell table:formula="of:=ROUNDDOWN(ROW([.B39]);-1)" office:value-type="float" office:value="30" calcext:value-type="float">
            <text:p>30</text:p>
          </table:table-cell>
          <table:table-cell table:formula="of:=COLUMN([.O38])" office:value-type="float" office:value="15" calcext:value-type="float">
            <text:p>15</text:p>
          </table:table-cell>
          <table:table-cell table:formula="of:=ADDRESS([.I39]-1;[.J39])" office:value-type="string" office:string-value="$O$29" calcext:value-type="string">
            <text:p>$O$29</text:p>
          </table:table-cell>
          <table:table-cell table:formula="of:=INDIRECT([.K39])" office:value-type="float" office:value="4.2138" calcext:value-type="float">
            <text:p>4.2138</text:p>
          </table:table-cell>
          <table:table-cell table:formula="of:=[.B39]-[.L39]" office:value-type="float" office:value="-3.8198" calcext:value-type="float">
            <text:p>-3.82</text:p>
          </table:table-cell>
          <table:table-cell table:formula="of:=SUM([.M30:.M39])/10" office:value-type="float" office:value="1.1047" calcext:value-type="float">
            <text:p>1.1047</text:p>
          </table:table-cell>
          <table:table-cell table:formula="of:=(2-[.$N$7])*[.O29]+[.$N$7]*[.N39]" office:value-type="float" office:value="5.3185" calcext:value-type="float">
            <text:p>5.3185</text:p>
          </table:table-cell>
          <table:table-cell table:number-columns-repeated="2"/>
          <table:table-cell table:style-name="ce2" table:number-columns-repeated="998"/>
        </table:table-row>
        <table:table-row table:style-name="ro1">
          <table:table-cell table:style-name="ce1" office:value-type="float" office:value="1400590" calcext:value-type="float">
            <text:p>1400590</text:p>
          </table:table-cell>
          <table:table-cell table:style-name="ce1" office:value-type="float" office:value="2.86" calcext:value-type="float">
            <text:p>2.86</text:p>
          </table:table-cell>
          <table:table-cell table:formula="of:=AVERAGE([.B31:.B40])" office:value-type="float" office:value="5.4285" calcext:value-type="float">
            <text:p>5.4285</text:p>
          </table:table-cell>
          <table:table-cell table:style-name="ce6" office:value-type="float" office:value="3.1955" calcext:value-type="float">
            <text:p>3.1955</text:p>
          </table:table-cell>
          <table:table-cell table:number-columns-repeated="4"/>
          <table:table-cell table:formula="of:=ROUNDDOWN(ROW([.B40]);-1)" office:value-type="float" office:value="40" calcext:value-type="float">
            <text:p>40</text:p>
          </table:table-cell>
          <table:table-cell table:formula="of:=COLUMN([.O39])" office:value-type="float" office:value="15" calcext:value-type="float">
            <text:p>15</text:p>
          </table:table-cell>
          <table:table-cell table:formula="of:=ADDRESS([.I40]-1;[.J40])" office:value-type="string" office:string-value="$O$39" calcext:value-type="string">
            <text:p>$O$39</text:p>
          </table:table-cell>
          <table:table-cell table:formula="of:=INDIRECT([.K40])" office:value-type="float" office:value="5.3185" calcext:value-type="float">
            <text:p>5.3185</text:p>
          </table:table-cell>
          <table:table-cell table:formula="of:=[.B40]-[.L40]" office:value-type="float" office:value="-2.4585" calcext:value-type="float">
            <text:p>-2.46</text:p>
          </table:table-cell>
          <table:table-cell table:number-columns-repeated="1002"/>
        </table:table-row>
        <table:table-row table:style-name="ro1">
          <table:table-cell office:value-type="float" office:value="1400638" calcext:value-type="float">
            <text:p>1400638</text:p>
          </table:table-cell>
          <table:table-cell office:value-type="float" office:value="5.74" calcext:value-type="float">
            <text:p>5.74</text:p>
          </table:table-cell>
          <table:table-cell table:formula="of:=AVERAGE([.B32:.B41])" office:value-type="float" office:value="5.9042" calcext:value-type="float">
            <text:p>5.9042</text:p>
          </table:table-cell>
          <table:table-cell table:style-name="ce6" office:value-type="float" office:value="3.6712" calcext:value-type="float">
            <text:p>3.6712</text:p>
          </table:table-cell>
          <table:table-cell table:number-columns-repeated="4"/>
          <table:table-cell table:formula="of:=ROUNDDOWN(ROW([.B41]);-1)" office:value-type="float" office:value="40" calcext:value-type="float">
            <text:p>40</text:p>
          </table:table-cell>
          <table:table-cell table:formula="of:=COLUMN([.O40])" office:value-type="float" office:value="15" calcext:value-type="float">
            <text:p>15</text:p>
          </table:table-cell>
          <table:table-cell table:formula="of:=ADDRESS([.I41]-1;[.J41])" office:value-type="string" office:string-value="$O$39" calcext:value-type="string">
            <text:p>$O$39</text:p>
          </table:table-cell>
          <table:table-cell table:formula="of:=INDIRECT([.K41])" office:value-type="float" office:value="5.3185" calcext:value-type="float">
            <text:p>5.3185</text:p>
          </table:table-cell>
          <table:table-cell table:formula="of:=[.B41]-[.L41]" office:value-type="float" office:value="0.4215" calcext:value-type="float">
            <text:p>0.42</text:p>
          </table:table-cell>
          <table:table-cell table:number-columns-repeated="1002"/>
        </table:table-row>
        <table:table-row table:style-name="ro1">
          <table:table-cell office:value-type="float" office:value="1400648" calcext:value-type="float">
            <text:p>1400648</text:p>
          </table:table-cell>
          <table:table-cell office:value-type="float" office:value="2.46" calcext:value-type="float">
            <text:p>2.46</text:p>
          </table:table-cell>
          <table:table-cell table:formula="of:=AVERAGE([.B33:.B42])" office:value-type="float" office:value="5.9912" calcext:value-type="float">
            <text:p>5.9912</text:p>
          </table:table-cell>
          <table:table-cell table:style-name="ce6" office:value-type="float" office:value="3.7582" calcext:value-type="float">
            <text:p>3.7582</text:p>
          </table:table-cell>
          <table:table-cell table:number-columns-repeated="4"/>
          <table:table-cell table:formula="of:=ROUNDDOWN(ROW([.B42]);-1)" office:value-type="float" office:value="40" calcext:value-type="float">
            <text:p>40</text:p>
          </table:table-cell>
          <table:table-cell table:formula="of:=COLUMN([.O41])" office:value-type="float" office:value="15" calcext:value-type="float">
            <text:p>15</text:p>
          </table:table-cell>
          <table:table-cell table:formula="of:=ADDRESS([.I42]-1;[.J42])" office:value-type="string" office:string-value="$O$39" calcext:value-type="string">
            <text:p>$O$39</text:p>
          </table:table-cell>
          <table:table-cell table:formula="of:=INDIRECT([.K42])" office:value-type="float" office:value="5.3185" calcext:value-type="float">
            <text:p>5.3185</text:p>
          </table:table-cell>
          <table:table-cell table:formula="of:=[.B42]-[.L42]" office:value-type="float" office:value="-2.8585" calcext:value-type="float">
            <text:p>-2.86</text:p>
          </table:table-cell>
          <table:table-cell table:number-columns-repeated="1002"/>
        </table:table-row>
        <table:table-row table:style-name="ro1">
          <table:table-cell office:value-type="float" office:value="1400681" calcext:value-type="float">
            <text:p>1400681</text:p>
          </table:table-cell>
          <table:table-cell office:value-type="float" office:value="3.48" calcext:value-type="float">
            <text:p>3.48</text:p>
          </table:table-cell>
          <table:table-cell table:formula="of:=AVERAGE([.B34:.B43])" office:value-type="float" office:value="5.3292" calcext:value-type="float">
            <text:p>5.3292</text:p>
          </table:table-cell>
          <table:table-cell table:style-name="ce7" office:value-type="float" office:value="3.0962" calcext:value-type="float">
            <text:p>3.0962</text:p>
          </table:table-cell>
          <table:table-cell table:number-columns-repeated="4"/>
          <table:table-cell table:formula="of:=ROUNDDOWN(ROW([.B43]);-1)" office:value-type="float" office:value="40" calcext:value-type="float">
            <text:p>40</text:p>
          </table:table-cell>
          <table:table-cell table:formula="of:=COLUMN([.O42])" office:value-type="float" office:value="15" calcext:value-type="float">
            <text:p>15</text:p>
          </table:table-cell>
          <table:table-cell table:formula="of:=ADDRESS([.I43]-1;[.J43])" office:value-type="string" office:string-value="$O$39" calcext:value-type="string">
            <text:p>$O$39</text:p>
          </table:table-cell>
          <table:table-cell table:formula="of:=INDIRECT([.K43])" office:value-type="float" office:value="5.3185" calcext:value-type="float">
            <text:p>5.3185</text:p>
          </table:table-cell>
          <table:table-cell table:formula="of:=[.B43]-[.L43]" office:value-type="float" office:value="-1.8385" calcext:value-type="float">
            <text:p>-1.84</text:p>
          </table:table-cell>
          <table:table-cell table:number-columns-repeated="1002"/>
        </table:table-row>
        <table:table-row table:style-name="ro1">
          <table:table-cell office:value-type="float" office:value="1400690" calcext:value-type="float">
            <text:p>1400690</text:p>
          </table:table-cell>
          <table:table-cell office:value-type="float" office:value="1.29" calcext:value-type="float">
            <text:p>1.29</text:p>
          </table:table-cell>
          <table:table-cell table:formula="of:=AVERAGE([.B35:.B44])" office:value-type="float" office:value="2.9582" calcext:value-type="float">
            <text:p>2.9582</text:p>
          </table:table-cell>
          <table:table-cell office:value-type="float" office:value="2.9582" calcext:value-type="float">
            <text:p>2.9582</text:p>
          </table:table-cell>
          <table:table-cell table:number-columns-repeated="4"/>
          <table:table-cell table:formula="of:=ROUNDDOWN(ROW([.B44]);-1)" office:value-type="float" office:value="40" calcext:value-type="float">
            <text:p>40</text:p>
          </table:table-cell>
          <table:table-cell table:formula="of:=COLUMN([.O43])" office:value-type="float" office:value="15" calcext:value-type="float">
            <text:p>15</text:p>
          </table:table-cell>
          <table:table-cell table:formula="of:=ADDRESS([.I44]-1;[.J44])" office:value-type="string" office:string-value="$O$39" calcext:value-type="string">
            <text:p>$O$39</text:p>
          </table:table-cell>
          <table:table-cell table:formula="of:=INDIRECT([.K44])" office:value-type="float" office:value="5.3185" calcext:value-type="float">
            <text:p>5.3185</text:p>
          </table:table-cell>
          <table:table-cell table:formula="of:=[.B44]-[.L44]" office:value-type="float" office:value="-4.0285" calcext:value-type="float">
            <text:p>-4.03</text:p>
          </table:table-cell>
          <table:table-cell table:number-columns-repeated="1002"/>
        </table:table-row>
        <table:table-row table:style-name="ro1">
          <table:table-cell office:value-type="float" office:value="1400713" calcext:value-type="float">
            <text:p>1400713</text:p>
          </table:table-cell>
          <table:table-cell office:value-type="float" office:value="2.34" calcext:value-type="float">
            <text:p>2.34</text:p>
          </table:table-cell>
          <table:table-cell table:formula="of:=AVERAGE([.B36:.B45])" office:value-type="float" office:value="3.1867" calcext:value-type="float">
            <text:p>3.1867</text:p>
          </table:table-cell>
          <table:table-cell office:value-type="float" office:value="3.1867" calcext:value-type="float">
            <text:p>3.1867</text:p>
          </table:table-cell>
          <table:table-cell table:number-columns-repeated="4"/>
          <table:table-cell table:formula="of:=ROUNDDOWN(ROW([.B45]);-1)" office:value-type="float" office:value="40" calcext:value-type="float">
            <text:p>40</text:p>
          </table:table-cell>
          <table:table-cell table:formula="of:=COLUMN([.O44])" office:value-type="float" office:value="15" calcext:value-type="float">
            <text:p>15</text:p>
          </table:table-cell>
          <table:table-cell table:formula="of:=ADDRESS([.I45]-1;[.J45])" office:value-type="string" office:string-value="$O$39" calcext:value-type="string">
            <text:p>$O$39</text:p>
          </table:table-cell>
          <table:table-cell table:formula="of:=INDIRECT([.K45])" office:value-type="float" office:value="5.3185" calcext:value-type="float">
            <text:p>5.3185</text:p>
          </table:table-cell>
          <table:table-cell table:formula="of:=[.B45]-[.L45]" office:value-type="float" office:value="-2.9785" calcext:value-type="float">
            <text:p>-2.98</text:p>
          </table:table-cell>
          <table:table-cell table:number-columns-repeated="1002"/>
        </table:table-row>
        <table:table-row table:style-name="ro1">
          <table:table-cell office:value-type="float" office:value="1400723" calcext:value-type="float">
            <text:p>1400723</text:p>
          </table:table-cell>
          <table:table-cell office:value-type="float" office:value="1.13" calcext:value-type="float">
            <text:p>1.13</text:p>
          </table:table-cell>
          <table:table-cell table:formula="of:=AVERAGE([.B37:.B46])" office:value-type="float" office:value="2.1797" calcext:value-type="float">
            <text:p>2.1797</text:p>
          </table:table-cell>
          <table:table-cell office:value-type="float" office:value="2.1797" calcext:value-type="float">
            <text:p>2.1797</text:p>
          </table:table-cell>
          <table:table-cell table:number-columns-repeated="4"/>
          <table:table-cell table:formula="of:=ROUNDDOWN(ROW([.B46]);-1)" office:value-type="float" office:value="40" calcext:value-type="float">
            <text:p>40</text:p>
          </table:table-cell>
          <table:table-cell table:formula="of:=COLUMN([.O45])" office:value-type="float" office:value="15" calcext:value-type="float">
            <text:p>15</text:p>
          </table:table-cell>
          <table:table-cell table:formula="of:=ADDRESS([.I46]-1;[.J46])" office:value-type="string" office:string-value="$O$39" calcext:value-type="string">
            <text:p>$O$39</text:p>
          </table:table-cell>
          <table:table-cell table:formula="of:=INDIRECT([.K46])" office:value-type="float" office:value="5.3185" calcext:value-type="float">
            <text:p>5.3185</text:p>
          </table:table-cell>
          <table:table-cell table:formula="of:=[.B46]-[.L46]" office:value-type="float" office:value="-4.1885" calcext:value-type="float">
            <text:p>-4.19</text:p>
          </table:table-cell>
          <table:table-cell table:number-columns-repeated="1002"/>
        </table:table-row>
        <table:table-row table:style-name="ro1">
          <table:table-cell office:value-type="float" office:value="1400731" calcext:value-type="float">
            <text:p>1400731</text:p>
          </table:table-cell>
          <table:table-cell office:value-type="float" office:value="3.34" calcext:value-type="float">
            <text:p>3.34</text:p>
          </table:table-cell>
          <table:table-cell table:formula="of:=AVERAGE([.B38:.B47])" office:value-type="float" office:value="2.3107" calcext:value-type="float">
            <text:p>2.3107</text:p>
          </table:table-cell>
          <table:table-cell office:value-type="float" office:value="2.3107" calcext:value-type="float">
            <text:p>2.3107</text:p>
          </table:table-cell>
          <table:table-cell table:number-columns-repeated="4"/>
          <table:table-cell table:formula="of:=ROUNDDOWN(ROW([.B47]);-1)" office:value-type="float" office:value="40" calcext:value-type="float">
            <text:p>40</text:p>
          </table:table-cell>
          <table:table-cell table:formula="of:=COLUMN([.O46])" office:value-type="float" office:value="15" calcext:value-type="float">
            <text:p>15</text:p>
          </table:table-cell>
          <table:table-cell table:formula="of:=ADDRESS([.I47]-1;[.J47])" office:value-type="string" office:string-value="$O$39" calcext:value-type="string">
            <text:p>$O$39</text:p>
          </table:table-cell>
          <table:table-cell table:formula="of:=INDIRECT([.K47])" office:value-type="float" office:value="5.3185" calcext:value-type="float">
            <text:p>5.3185</text:p>
          </table:table-cell>
          <table:table-cell table:formula="of:=[.B47]-[.L47]" office:value-type="float" office:value="-1.9785" calcext:value-type="float">
            <text:p>-1.98</text:p>
          </table:table-cell>
          <table:table-cell table:number-columns-repeated="1002"/>
        </table:table-row>
        <table:table-row table:style-name="ro1">
          <table:table-cell office:value-type="float" office:value="1400738" calcext:value-type="float">
            <text:p>1400738</text:p>
          </table:table-cell>
          <table:table-cell office:value-type="float" office:value="1.07" calcext:value-type="float">
            <text:p>1.07</text:p>
          </table:table-cell>
          <table:table-cell table:formula="of:=AVERAGE([.B39:.B48])" office:value-type="float" office:value="2.4104" calcext:value-type="float">
            <text:p>2.4104</text:p>
          </table:table-cell>
          <table:table-cell office:value-type="float" office:value="2.4104" calcext:value-type="float">
            <text:p>2.4104</text:p>
          </table:table-cell>
          <table:table-cell table:number-columns-repeated="4"/>
          <table:table-cell table:formula="of:=ROUNDDOWN(ROW([.B48]);-1)" office:value-type="float" office:value="40" calcext:value-type="float">
            <text:p>40</text:p>
          </table:table-cell>
          <table:table-cell table:formula="of:=COLUMN([.O47])" office:value-type="float" office:value="15" calcext:value-type="float">
            <text:p>15</text:p>
          </table:table-cell>
          <table:table-cell table:formula="of:=ADDRESS([.I48]-1;[.J48])" office:value-type="string" office:string-value="$O$39" calcext:value-type="string">
            <text:p>$O$39</text:p>
          </table:table-cell>
          <table:table-cell table:formula="of:=INDIRECT([.K48])" office:value-type="float" office:value="5.3185" calcext:value-type="float">
            <text:p>5.3185</text:p>
          </table:table-cell>
          <table:table-cell table:formula="of:=[.B48]-[.L48]" office:value-type="float" office:value="-4.2485" calcext:value-type="float">
            <text:p>-4.25</text:p>
          </table:table-cell>
          <table:table-cell table:number-columns-repeated="1002"/>
        </table:table-row>
        <table:table-row table:style-name="ro1">
          <table:table-cell office:value-type="float" office:value="1400740" calcext:value-type="float">
            <text:p>1400740</text:p>
          </table:table-cell>
          <table:table-cell office:value-type="float" office:value="1.9" calcext:value-type="float">
            <text:p>1.9</text:p>
          </table:table-cell>
          <table:table-cell table:formula="of:=AVERAGE([.B40:.B49])" office:value-type="float" office:value="2.561" calcext:value-type="float">
            <text:p>2.561</text:p>
          </table:table-cell>
          <table:table-cell office:value-type="float" office:value="2.561" calcext:value-type="float">
            <text:p>2.561</text:p>
          </table:table-cell>
          <table:table-cell table:formula="of:=AVERAGE([.B40:.B49])" office:value-type="float" office:value="2.561" calcext:value-type="float">
            <text:p>2.561</text:p>
          </table:table-cell>
          <table:table-cell table:formula="of:=[.$F$8]*[.E49]+(1-[.$F$8])*[.F39]" office:value-type="float" office:value="2.561" calcext:value-type="float">
            <text:p>2.561</text:p>
          </table:table-cell>
          <table:table-cell table:formula="of:=[.$G$8]*[.E49]+(1-[.$G$8])*[.G39]" office:value-type="float" office:value="3.052624" calcext:value-type="float">
            <text:p>3.052624</text:p>
          </table:table-cell>
          <table:table-cell table:style-name="ce3" table:formula="of:=[.$H$8]*[.E49]+(1-[.$H$8])*[.H39]" office:value-type="float" office:value="3.3428848" calcext:value-type="float">
            <text:p>3.3428848</text:p>
          </table:table-cell>
          <table:table-cell table:formula="of:=ROUNDDOWN(ROW([.B49]);-1)" office:value-type="float" office:value="40" calcext:value-type="float">
            <text:p>40</text:p>
          </table:table-cell>
          <table:table-cell table:formula="of:=COLUMN([.O48])" office:value-type="float" office:value="15" calcext:value-type="float">
            <text:p>15</text:p>
          </table:table-cell>
          <table:table-cell table:formula="of:=ADDRESS([.I49]-1;[.J49])" office:value-type="string" office:string-value="$O$39" calcext:value-type="string">
            <text:p>$O$39</text:p>
          </table:table-cell>
          <table:table-cell table:formula="of:=INDIRECT([.K49])" office:value-type="float" office:value="5.3185" calcext:value-type="float">
            <text:p>5.3185</text:p>
          </table:table-cell>
          <table:table-cell table:formula="of:=[.B49]-[.L49]" office:value-type="float" office:value="-3.4185" calcext:value-type="float">
            <text:p>-3.42</text:p>
          </table:table-cell>
          <table:table-cell table:formula="of:=SUM([.M40:.M49])/10" office:value-type="float" office:value="-2.7575" calcext:value-type="float">
            <text:p>-2.7575</text:p>
          </table:table-cell>
          <table:table-cell table:formula="of:=(2-[.$N$7])*[.O39]+[.$N$7]*[.N49]" office:value-type="float" office:value="2.561" calcext:value-type="float">
            <text:p>2.561</text:p>
          </table:table-cell>
          <table:table-cell table:number-columns-repeated="1000"/>
        </table:table-row>
        <table:table-row table:style-name="ro1">
          <table:table-cell office:value-type="float" office:value="1400765" calcext:value-type="float">
            <text:p>1400765</text:p>
          </table:table-cell>
          <table:table-cell office:value-type="float" office:value="1.79" calcext:value-type="float">
            <text:p>1.79</text:p>
          </table:table-cell>
          <table:table-cell table:formula="of:=AVERAGE([.B41:.B50])" office:value-type="float" office:value="2.454" calcext:value-type="float">
            <text:p>2.454</text:p>
          </table:table-cell>
          <table:table-cell office:value-type="float" office:value="2.454" calcext:value-type="float">
            <text:p>2.454</text:p>
          </table:table-cell>
          <table:table-cell table:number-columns-repeated="4"/>
          <table:table-cell table:formula="of:=ROUNDDOWN(ROW([.B50]);-1)" office:value-type="float" office:value="50" calcext:value-type="float">
            <text:p>50</text:p>
          </table:table-cell>
          <table:table-cell table:formula="of:=COLUMN([.O49])" office:value-type="float" office:value="15" calcext:value-type="float">
            <text:p>15</text:p>
          </table:table-cell>
          <table:table-cell table:formula="of:=ADDRESS([.I50]-1;[.J50])" office:value-type="string" office:string-value="$O$49" calcext:value-type="string">
            <text:p>$O$49</text:p>
          </table:table-cell>
          <table:table-cell table:formula="of:=INDIRECT([.K50])" office:value-type="float" office:value="2.561" calcext:value-type="float">
            <text:p>2.561</text:p>
          </table:table-cell>
          <table:table-cell table:formula="of:=[.B50]-[.L50]" office:value-type="float" office:value="-0.770999999999999" calcext:value-type="float">
            <text:p>-0.77</text:p>
          </table:table-cell>
          <table:table-cell table:number-columns-repeated="1002"/>
        </table:table-row>
        <table:table-row table:style-name="ro1">
          <table:table-cell office:value-type="float" office:value="1400766" calcext:value-type="float">
            <text:p>1400766</text:p>
          </table:table-cell>
          <table:table-cell office:value-type="float" office:value="0.792" calcext:value-type="float">
            <text:p>0.792</text:p>
          </table:table-cell>
          <table:table-cell table:formula="of:=AVERAGE([.B42:.B51])" office:value-type="float" office:value="1.9592" calcext:value-type="float">
            <text:p>1.9592</text:p>
          </table:table-cell>
          <table:table-cell office:value-type="float" office:value="1.9592" calcext:value-type="float">
            <text:p>1.9592</text:p>
          </table:table-cell>
          <table:table-cell table:number-columns-repeated="4"/>
          <table:table-cell table:formula="of:=ROUNDDOWN(ROW([.B51]);-1)" office:value-type="float" office:value="50" calcext:value-type="float">
            <text:p>50</text:p>
          </table:table-cell>
          <table:table-cell table:formula="of:=COLUMN([.O50])" office:value-type="float" office:value="15" calcext:value-type="float">
            <text:p>15</text:p>
          </table:table-cell>
          <table:table-cell table:formula="of:=ADDRESS([.I51]-1;[.J51])" office:value-type="string" office:string-value="$O$49" calcext:value-type="string">
            <text:p>$O$49</text:p>
          </table:table-cell>
          <table:table-cell table:formula="of:=INDIRECT([.K51])" office:value-type="float" office:value="2.561" calcext:value-type="float">
            <text:p>2.561</text:p>
          </table:table-cell>
          <table:table-cell table:formula="of:=[.B51]-[.L51]" office:value-type="float" office:value="-1.769" calcext:value-type="float">
            <text:p>-1.77</text:p>
          </table:table-cell>
          <table:table-cell table:number-columns-repeated="1002"/>
        </table:table-row>
        <table:table-row table:style-name="ro1">
          <table:table-cell office:value-type="float" office:value="1400783" calcext:value-type="float">
            <text:p>1400783</text:p>
          </table:table-cell>
          <table:table-cell office:value-type="float" office:value="4.6" calcext:value-type="float">
            <text:p>4.6</text:p>
          </table:table-cell>
          <table:table-cell table:formula="of:=AVERAGE([.B43:.B52])" office:value-type="float" office:value="2.1732" calcext:value-type="float">
            <text:p>2.1732</text:p>
          </table:table-cell>
          <table:table-cell office:value-type="float" office:value="2.1732" calcext:value-type="float">
            <text:p>2.1732</text:p>
          </table:table-cell>
          <table:table-cell table:number-columns-repeated="4"/>
          <table:table-cell table:formula="of:=ROUNDDOWN(ROW([.B52]);-1)" office:value-type="float" office:value="50" calcext:value-type="float">
            <text:p>50</text:p>
          </table:table-cell>
          <table:table-cell table:formula="of:=COLUMN([.O51])" office:value-type="float" office:value="15" calcext:value-type="float">
            <text:p>15</text:p>
          </table:table-cell>
          <table:table-cell table:formula="of:=ADDRESS([.I52]-1;[.J52])" office:value-type="string" office:string-value="$O$49" calcext:value-type="string">
            <text:p>$O$49</text:p>
          </table:table-cell>
          <table:table-cell table:formula="of:=INDIRECT([.K52])" office:value-type="float" office:value="2.561" calcext:value-type="float">
            <text:p>2.561</text:p>
          </table:table-cell>
          <table:table-cell table:formula="of:=[.B52]-[.L52]" office:value-type="float" office:value="2.039" calcext:value-type="float">
            <text:p>2.04</text:p>
          </table:table-cell>
          <table:table-cell table:number-columns-repeated="1002"/>
        </table:table-row>
        <table:table-row table:style-name="ro1">
          <table:table-cell office:value-type="float" office:value="1400792" calcext:value-type="float">
            <text:p>1400792</text:p>
          </table:table-cell>
          <table:table-cell office:value-type="float" office:value="1.65" calcext:value-type="float">
            <text:p>1.65</text:p>
          </table:table-cell>
          <table:table-cell table:formula="of:=AVERAGE([.B44:.B53])" office:value-type="float" office:value="1.9902" calcext:value-type="float">
            <text:p>1.9902</text:p>
          </table:table-cell>
          <table:table-cell office:value-type="float" office:value="1.9902" calcext:value-type="float">
            <text:p>1.9902</text:p>
          </table:table-cell>
          <table:table-cell table:number-columns-repeated="4"/>
          <table:table-cell table:formula="of:=ROUNDDOWN(ROW([.B53]);-1)" office:value-type="float" office:value="50" calcext:value-type="float">
            <text:p>50</text:p>
          </table:table-cell>
          <table:table-cell table:formula="of:=COLUMN([.O52])" office:value-type="float" office:value="15" calcext:value-type="float">
            <text:p>15</text:p>
          </table:table-cell>
          <table:table-cell table:formula="of:=ADDRESS([.I53]-1;[.J53])" office:value-type="string" office:string-value="$O$49" calcext:value-type="string">
            <text:p>$O$49</text:p>
          </table:table-cell>
          <table:table-cell table:formula="of:=INDIRECT([.K53])" office:value-type="float" office:value="2.561" calcext:value-type="float">
            <text:p>2.561</text:p>
          </table:table-cell>
          <table:table-cell table:formula="of:=[.B53]-[.L53]" office:value-type="float" office:value="-0.911" calcext:value-type="float">
            <text:p>-0.91</text:p>
          </table:table-cell>
          <table:table-cell table:number-columns-repeated="1002"/>
        </table:table-row>
        <table:table-row table:style-name="ro1">
          <table:table-cell office:value-type="float" office:value="1400799" calcext:value-type="float">
            <text:p>1400799</text:p>
          </table:table-cell>
          <table:table-cell office:value-type="float" office:value="2.15" calcext:value-type="float">
            <text:p>2.15</text:p>
          </table:table-cell>
          <table:table-cell table:formula="of:=AVERAGE([.B45:.B54])" office:value-type="float" office:value="2.0762" calcext:value-type="float">
            <text:p>2.0762</text:p>
          </table:table-cell>
          <table:table-cell office:value-type="float" office:value="2.0762" calcext:value-type="float">
            <text:p>2.0762</text:p>
          </table:table-cell>
          <table:table-cell table:number-columns-repeated="4"/>
          <table:table-cell table:formula="of:=ROUNDDOWN(ROW([.B54]);-1)" office:value-type="float" office:value="50" calcext:value-type="float">
            <text:p>50</text:p>
          </table:table-cell>
          <table:table-cell table:formula="of:=COLUMN([.O53])" office:value-type="float" office:value="15" calcext:value-type="float">
            <text:p>15</text:p>
          </table:table-cell>
          <table:table-cell table:formula="of:=ADDRESS([.I54]-1;[.J54])" office:value-type="string" office:string-value="$O$49" calcext:value-type="string">
            <text:p>$O$49</text:p>
          </table:table-cell>
          <table:table-cell table:formula="of:=INDIRECT([.K54])" office:value-type="float" office:value="2.561" calcext:value-type="float">
            <text:p>2.561</text:p>
          </table:table-cell>
          <table:table-cell table:formula="of:=[.B54]-[.L54]" office:value-type="float" office:value="-0.411" calcext:value-type="float">
            <text:p>-0.41</text:p>
          </table:table-cell>
          <table:table-cell table:number-columns-repeated="1002"/>
        </table:table-row>
        <table:table-row table:style-name="ro1">
          <table:table-cell office:value-type="float" office:value="1400820" calcext:value-type="float">
            <text:p>1400820</text:p>
          </table:table-cell>
          <table:table-cell office:value-type="float" office:value="1.07" calcext:value-type="float">
            <text:p>1.07</text:p>
          </table:table-cell>
          <table:table-cell table:formula="of:=AVERAGE([.B46:.B55])" office:value-type="float" office:value="1.9492" calcext:value-type="float">
            <text:p>1.9492</text:p>
          </table:table-cell>
          <table:table-cell office:value-type="float" office:value="1.9492" calcext:value-type="float">
            <text:p>1.9492</text:p>
          </table:table-cell>
          <table:table-cell table:number-columns-repeated="4"/>
          <table:table-cell table:formula="of:=ROUNDDOWN(ROW([.B55]);-1)" office:value-type="float" office:value="50" calcext:value-type="float">
            <text:p>50</text:p>
          </table:table-cell>
          <table:table-cell table:formula="of:=COLUMN([.O54])" office:value-type="float" office:value="15" calcext:value-type="float">
            <text:p>15</text:p>
          </table:table-cell>
          <table:table-cell table:formula="of:=ADDRESS([.I55]-1;[.J55])" office:value-type="string" office:string-value="$O$49" calcext:value-type="string">
            <text:p>$O$49</text:p>
          </table:table-cell>
          <table:table-cell table:formula="of:=INDIRECT([.K55])" office:value-type="float" office:value="2.561" calcext:value-type="float">
            <text:p>2.561</text:p>
          </table:table-cell>
          <table:table-cell table:formula="of:=[.B55]-[.L55]" office:value-type="float" office:value="-1.491" calcext:value-type="float">
            <text:p>-1.49</text:p>
          </table:table-cell>
          <table:table-cell table:number-columns-repeated="1002"/>
        </table:table-row>
        <table:table-row table:style-name="ro1">
          <table:table-cell office:value-type="float" office:value="1400827" calcext:value-type="float">
            <text:p>1400827</text:p>
          </table:table-cell>
          <table:table-cell office:value-type="float" office:value="3.13" calcext:value-type="float">
            <text:p>3.13</text:p>
          </table:table-cell>
          <table:table-cell table:formula="of:=AVERAGE([.B47:.B56])" office:value-type="float" office:value="2.1492" calcext:value-type="float">
            <text:p>2.1492</text:p>
          </table:table-cell>
          <table:table-cell office:value-type="float" office:value="2.1492" calcext:value-type="float">
            <text:p>2.1492</text:p>
          </table:table-cell>
          <table:table-cell table:number-columns-repeated="4"/>
          <table:table-cell table:formula="of:=ROUNDDOWN(ROW([.B56]);-1)" office:value-type="float" office:value="50" calcext:value-type="float">
            <text:p>50</text:p>
          </table:table-cell>
          <table:table-cell table:formula="of:=COLUMN([.O55])" office:value-type="float" office:value="15" calcext:value-type="float">
            <text:p>15</text:p>
          </table:table-cell>
          <table:table-cell table:formula="of:=ADDRESS([.I56]-1;[.J56])" office:value-type="string" office:string-value="$O$49" calcext:value-type="string">
            <text:p>$O$49</text:p>
          </table:table-cell>
          <table:table-cell table:formula="of:=INDIRECT([.K56])" office:value-type="float" office:value="2.561" calcext:value-type="float">
            <text:p>2.561</text:p>
          </table:table-cell>
          <table:table-cell table:formula="of:=[.B56]-[.L56]" office:value-type="float" office:value="0.569" calcext:value-type="float">
            <text:p>0.57</text:p>
          </table:table-cell>
          <table:table-cell table:number-columns-repeated="1002"/>
        </table:table-row>
        <table:table-row table:style-name="ro1">
          <table:table-cell office:value-type="float" office:value="1400832" calcext:value-type="float">
            <text:p>1400832</text:p>
          </table:table-cell>
          <table:table-cell office:value-type="float" office:value="1.33" calcext:value-type="float">
            <text:p>1.33</text:p>
          </table:table-cell>
          <table:table-cell table:formula="of:=AVERAGE([.B48:.B57])" office:value-type="float" office:value="1.9482" calcext:value-type="float">
            <text:p>1.9482</text:p>
          </table:table-cell>
          <table:table-cell office:value-type="float" office:value="1.9482" calcext:value-type="float">
            <text:p>1.9482</text:p>
          </table:table-cell>
          <table:table-cell table:number-columns-repeated="4"/>
          <table:table-cell table:formula="of:=ROUNDDOWN(ROW([.B57]);-1)" office:value-type="float" office:value="50" calcext:value-type="float">
            <text:p>50</text:p>
          </table:table-cell>
          <table:table-cell table:formula="of:=COLUMN([.O56])" office:value-type="float" office:value="15" calcext:value-type="float">
            <text:p>15</text:p>
          </table:table-cell>
          <table:table-cell table:formula="of:=ADDRESS([.I57]-1;[.J57])" office:value-type="string" office:string-value="$O$49" calcext:value-type="string">
            <text:p>$O$49</text:p>
          </table:table-cell>
          <table:table-cell table:formula="of:=INDIRECT([.K57])" office:value-type="float" office:value="2.561" calcext:value-type="float">
            <text:p>2.561</text:p>
          </table:table-cell>
          <table:table-cell table:formula="of:=[.B57]-[.L57]" office:value-type="float" office:value="-1.231" calcext:value-type="float">
            <text:p>-1.23</text:p>
          </table:table-cell>
          <table:table-cell table:number-columns-repeated="1002"/>
        </table:table-row>
        <table:table-row table:style-name="ro1">
          <table:table-cell office:value-type="float" office:value="1400854" calcext:value-type="float">
            <text:p>1400854</text:p>
          </table:table-cell>
          <table:table-cell office:value-type="float" office:value="1.87" calcext:value-type="float">
            <text:p>1.87</text:p>
          </table:table-cell>
          <table:table-cell table:formula="of:=AVERAGE([.B49:.B58])" office:value-type="float" office:value="2.0282" calcext:value-type="float">
            <text:p>2.0282</text:p>
          </table:table-cell>
          <table:table-cell office:value-type="float" office:value="2.0282" calcext:value-type="float">
            <text:p>2.0282</text:p>
          </table:table-cell>
          <table:table-cell table:number-columns-repeated="4"/>
          <table:table-cell table:formula="of:=ROUNDDOWN(ROW([.B58]);-1)" office:value-type="float" office:value="50" calcext:value-type="float">
            <text:p>50</text:p>
          </table:table-cell>
          <table:table-cell table:formula="of:=COLUMN([.O57])" office:value-type="float" office:value="15" calcext:value-type="float">
            <text:p>15</text:p>
          </table:table-cell>
          <table:table-cell table:formula="of:=ADDRESS([.I58]-1;[.J58])" office:value-type="string" office:string-value="$O$49" calcext:value-type="string">
            <text:p>$O$49</text:p>
          </table:table-cell>
          <table:table-cell table:formula="of:=INDIRECT([.K58])" office:value-type="float" office:value="2.561" calcext:value-type="float">
            <text:p>2.561</text:p>
          </table:table-cell>
          <table:table-cell table:formula="of:=[.B58]-[.L58]" office:value-type="float" office:value="-0.690999999999999" calcext:value-type="float">
            <text:p>-0.69</text:p>
          </table:table-cell>
          <table:table-cell table:number-columns-repeated="1002"/>
        </table:table-row>
        <table:table-row table:style-name="ro1">
          <table:table-cell office:value-type="float" office:value="1400857" calcext:value-type="float">
            <text:p>1400857</text:p>
          </table:table-cell>
          <table:table-cell office:value-type="float" office:value="3.08" calcext:value-type="float">
            <text:p>3.08</text:p>
          </table:table-cell>
          <table:table-cell table:formula="of:=AVERAGE([.B50:.B59])" office:value-type="float" office:value="2.1462" calcext:value-type="float">
            <text:p>2.1462</text:p>
          </table:table-cell>
          <table:table-cell office:value-type="float" office:value="2.1462" calcext:value-type="float">
            <text:p>2.1462</text:p>
          </table:table-cell>
          <table:table-cell table:formula="of:=AVERAGE([.B50:.B59])" office:value-type="float" office:value="2.1462" calcext:value-type="float">
            <text:p>2.1462</text:p>
          </table:table-cell>
          <table:table-cell table:formula="of:=[.$F$8]*[.E59]+(1-[.$F$8])*[.F49]" office:value-type="float" office:value="2.1462" calcext:value-type="float">
            <text:p>2.1462</text:p>
          </table:table-cell>
          <table:table-cell table:formula="of:=[.$G$8]*[.E59]+(1-[.$G$8])*[.G49]" office:value-type="float" office:value="2.3274848" calcext:value-type="float">
            <text:p>2.3274848</text:p>
          </table:table-cell>
          <table:table-cell table:style-name="ce3" table:formula="of:=[.$H$8]*[.E59]+(1-[.$H$8])*[.H49]" office:value-type="float" office:value="3.10354784" calcext:value-type="float">
            <text:p>3.10354784</text:p>
          </table:table-cell>
          <table:table-cell table:formula="of:=ROUNDDOWN(ROW([.B59]);-1)" office:value-type="float" office:value="50" calcext:value-type="float">
            <text:p>50</text:p>
          </table:table-cell>
          <table:table-cell table:formula="of:=COLUMN([.O58])" office:value-type="float" office:value="15" calcext:value-type="float">
            <text:p>15</text:p>
          </table:table-cell>
          <table:table-cell table:formula="of:=ADDRESS([.I59]-1;[.J59])" office:value-type="string" office:string-value="$O$49" calcext:value-type="string">
            <text:p>$O$49</text:p>
          </table:table-cell>
          <table:table-cell table:formula="of:=INDIRECT([.K59])" office:value-type="float" office:value="2.561" calcext:value-type="float">
            <text:p>2.561</text:p>
          </table:table-cell>
          <table:table-cell table:formula="of:=[.B59]-[.L59]" office:value-type="float" office:value="0.519000000000001" calcext:value-type="float">
            <text:p>0.52</text:p>
          </table:table-cell>
          <table:table-cell table:formula="of:=SUM([.M50:.M59])/10" office:value-type="float" office:value="-0.414799999999999" calcext:value-type="float">
            <text:p>-0.414799999999999</text:p>
          </table:table-cell>
          <table:table-cell table:formula="of:=(2-[.$N$7])*[.O49]+[.$N$7]*[.N59]" office:value-type="float" office:value="2.1462" calcext:value-type="float">
            <text:p>2.1462</text:p>
          </table:table-cell>
          <table:table-cell table:number-columns-repeated="1000"/>
        </table:table-row>
        <table:table-row table:style-name="ro1">
          <table:table-cell office:value-type="float" office:value="1400866" calcext:value-type="float">
            <text:p>1400866</text:p>
          </table:table-cell>
          <table:table-cell office:value-type="float" office:value="2.42" calcext:value-type="float">
            <text:p>2.42</text:p>
          </table:table-cell>
          <table:table-cell table:formula="of:=AVERAGE([.B51:.B60])" office:value-type="float" office:value="2.2092" calcext:value-type="float">
            <text:p>2.2092</text:p>
          </table:table-cell>
          <table:table-cell office:value-type="float" office:value="2.2092" calcext:value-type="float">
            <text:p>2.2092</text:p>
          </table:table-cell>
          <table:table-cell table:number-columns-repeated="4"/>
          <table:table-cell table:formula="of:=ROUNDDOWN(ROW([.B60]);-1)" office:value-type="float" office:value="60" calcext:value-type="float">
            <text:p>60</text:p>
          </table:table-cell>
          <table:table-cell table:formula="of:=COLUMN([.O59])" office:value-type="float" office:value="15" calcext:value-type="float">
            <text:p>15</text:p>
          </table:table-cell>
          <table:table-cell table:formula="of:=ADDRESS([.I60]-1;[.J60])" office:value-type="string" office:string-value="$O$59" calcext:value-type="string">
            <text:p>$O$59</text:p>
          </table:table-cell>
          <table:table-cell table:formula="of:=INDIRECT([.K60])" office:value-type="float" office:value="2.1462" calcext:value-type="float">
            <text:p>2.1462</text:p>
          </table:table-cell>
          <table:table-cell table:formula="of:=[.B60]-[.L60]" office:value-type="float" office:value="0.2738" calcext:value-type="float">
            <text:p>0.27</text:p>
          </table:table-cell>
          <table:table-cell table:number-columns-repeated="1002"/>
        </table:table-row>
        <table:table-row table:style-name="ro1">
          <table:table-cell office:value-type="float" office:value="1400874" calcext:value-type="float">
            <text:p>1400874</text:p>
          </table:table-cell>
          <table:table-cell office:value-type="float" office:value="1.56" calcext:value-type="float">
            <text:p>1.56</text:p>
          </table:table-cell>
          <table:table-cell table:formula="of:=AVERAGE([.B52:.B61])" office:value-type="float" office:value="2.286" calcext:value-type="float">
            <text:p>2.286</text:p>
          </table:table-cell>
          <table:table-cell office:value-type="float" office:value="2.286" calcext:value-type="float">
            <text:p>2.286</text:p>
          </table:table-cell>
          <table:table-cell table:number-columns-repeated="4"/>
          <table:table-cell table:formula="of:=ROUNDDOWN(ROW([.B61]);-1)" office:value-type="float" office:value="60" calcext:value-type="float">
            <text:p>60</text:p>
          </table:table-cell>
          <table:table-cell table:formula="of:=COLUMN([.O60])" office:value-type="float" office:value="15" calcext:value-type="float">
            <text:p>15</text:p>
          </table:table-cell>
          <table:table-cell table:formula="of:=ADDRESS([.I61]-1;[.J61])" office:value-type="string" office:string-value="$O$59" calcext:value-type="string">
            <text:p>$O$59</text:p>
          </table:table-cell>
          <table:table-cell table:formula="of:=INDIRECT([.K61])" office:value-type="float" office:value="2.1462" calcext:value-type="float">
            <text:p>2.1462</text:p>
          </table:table-cell>
          <table:table-cell table:formula="of:=[.B61]-[.L61]" office:value-type="float" office:value="-0.5862" calcext:value-type="float">
            <text:p>-0.59</text:p>
          </table:table-cell>
          <table:table-cell table:number-columns-repeated="1002"/>
        </table:table-row>
        <table:table-row table:style-name="ro1">
          <table:table-cell office:value-type="float" office:value="1400886" calcext:value-type="float">
            <text:p>1400886</text:p>
          </table:table-cell>
          <table:table-cell office:value-type="float" office:value="1.19" calcext:value-type="float">
            <text:p>1.19</text:p>
          </table:table-cell>
          <table:table-cell table:formula="of:=AVERAGE([.B53:.B62])" office:value-type="float" office:value="1.945" calcext:value-type="float">
            <text:p>1.945</text:p>
          </table:table-cell>
          <table:table-cell office:value-type="float" office:value="1.945" calcext:value-type="float">
            <text:p>1.945</text:p>
          </table:table-cell>
          <table:table-cell table:number-columns-repeated="4"/>
          <table:table-cell table:formula="of:=ROUNDDOWN(ROW([.B62]);-1)" office:value-type="float" office:value="60" calcext:value-type="float">
            <text:p>60</text:p>
          </table:table-cell>
          <table:table-cell table:formula="of:=COLUMN([.O61])" office:value-type="float" office:value="15" calcext:value-type="float">
            <text:p>15</text:p>
          </table:table-cell>
          <table:table-cell table:formula="of:=ADDRESS([.I62]-1;[.J62])" office:value-type="string" office:string-value="$O$59" calcext:value-type="string">
            <text:p>$O$59</text:p>
          </table:table-cell>
          <table:table-cell table:formula="of:=INDIRECT([.K62])" office:value-type="float" office:value="2.1462" calcext:value-type="float">
            <text:p>2.1462</text:p>
          </table:table-cell>
          <table:table-cell table:formula="of:=[.B62]-[.L62]" office:value-type="float" office:value="-0.9562" calcext:value-type="float">
            <text:p>-0.96</text:p>
          </table:table-cell>
          <table:table-cell table:number-columns-repeated="1002"/>
        </table:table-row>
        <table:table-row table:style-name="ro1">
          <table:table-cell office:value-type="float" office:value="1400893" calcext:value-type="float">
            <text:p>1400893</text:p>
          </table:table-cell>
          <table:table-cell office:value-type="float" office:value="2.5" calcext:value-type="float">
            <text:p>2.5</text:p>
          </table:table-cell>
          <table:table-cell table:formula="of:=AVERAGE([.B54:.B63])" office:value-type="float" office:value="2.03" calcext:value-type="float">
            <text:p>2.03</text:p>
          </table:table-cell>
          <table:table-cell office:value-type="float" office:value="2.03" calcext:value-type="float">
            <text:p>2.03</text:p>
          </table:table-cell>
          <table:table-cell table:number-columns-repeated="4"/>
          <table:table-cell table:formula="of:=ROUNDDOWN(ROW([.B63]);-1)" office:value-type="float" office:value="60" calcext:value-type="float">
            <text:p>60</text:p>
          </table:table-cell>
          <table:table-cell table:formula="of:=COLUMN([.O62])" office:value-type="float" office:value="15" calcext:value-type="float">
            <text:p>15</text:p>
          </table:table-cell>
          <table:table-cell table:formula="of:=ADDRESS([.I63]-1;[.J63])" office:value-type="string" office:string-value="$O$59" calcext:value-type="string">
            <text:p>$O$59</text:p>
          </table:table-cell>
          <table:table-cell table:formula="of:=INDIRECT([.K63])" office:value-type="float" office:value="2.1462" calcext:value-type="float">
            <text:p>2.1462</text:p>
          </table:table-cell>
          <table:table-cell table:formula="of:=[.B63]-[.L63]" office:value-type="float" office:value="0.3538" calcext:value-type="float">
            <text:p>0.35</text:p>
          </table:table-cell>
          <table:table-cell table:number-columns-repeated="1002"/>
        </table:table-row>
        <table:table-row table:style-name="ro1">
          <table:table-cell office:value-type="float" office:value="1400894" calcext:value-type="float">
            <text:p>1400894</text:p>
          </table:table-cell>
          <table:table-cell office:value-type="float" office:value="0.04" calcext:value-type="float">
            <text:p>0.04</text:p>
          </table:table-cell>
          <table:table-cell table:formula="of:=AVERAGE([.B55:.B64])" office:value-type="float" office:value="1.819" calcext:value-type="float">
            <text:p>1.819</text:p>
          </table:table-cell>
          <table:table-cell office:value-type="float" office:value="1.819" calcext:value-type="float">
            <text:p>1.819</text:p>
          </table:table-cell>
          <table:table-cell table:number-columns-repeated="4"/>
          <table:table-cell table:formula="of:=ROUNDDOWN(ROW([.B64]);-1)" office:value-type="float" office:value="60" calcext:value-type="float">
            <text:p>60</text:p>
          </table:table-cell>
          <table:table-cell table:formula="of:=COLUMN([.O63])" office:value-type="float" office:value="15" calcext:value-type="float">
            <text:p>15</text:p>
          </table:table-cell>
          <table:table-cell table:formula="of:=ADDRESS([.I64]-1;[.J64])" office:value-type="string" office:string-value="$O$59" calcext:value-type="string">
            <text:p>$O$59</text:p>
          </table:table-cell>
          <table:table-cell table:formula="of:=INDIRECT([.K64])" office:value-type="float" office:value="2.1462" calcext:value-type="float">
            <text:p>2.1462</text:p>
          </table:table-cell>
          <table:table-cell table:formula="of:=[.B64]-[.L64]" office:value-type="float" office:value="-2.1062" calcext:value-type="float">
            <text:p>-2.11</text:p>
          </table:table-cell>
          <table:table-cell table:number-columns-repeated="1002"/>
        </table:table-row>
        <table:table-row table:style-name="ro1">
          <table:table-cell office:value-type="float" office:value="1400895" calcext:value-type="float">
            <text:p>1400895</text:p>
          </table:table-cell>
          <table:table-cell office:value-type="float" office:value="0.02" calcext:value-type="float">
            <text:p>0.02</text:p>
          </table:table-cell>
          <table:table-cell table:formula="of:=AVERAGE([.B56:.B65])" office:value-type="float" office:value="1.714" calcext:value-type="float">
            <text:p>1.714</text:p>
          </table:table-cell>
          <table:table-cell office:value-type="float" office:value="1.714" calcext:value-type="float">
            <text:p>1.714</text:p>
          </table:table-cell>
          <table:table-cell table:number-columns-repeated="4"/>
          <table:table-cell table:formula="of:=ROUNDDOWN(ROW([.B65]);-1)" office:value-type="float" office:value="60" calcext:value-type="float">
            <text:p>60</text:p>
          </table:table-cell>
          <table:table-cell table:formula="of:=COLUMN([.O64])" office:value-type="float" office:value="15" calcext:value-type="float">
            <text:p>15</text:p>
          </table:table-cell>
          <table:table-cell table:formula="of:=ADDRESS([.I65]-1;[.J65])" office:value-type="string" office:string-value="$O$59" calcext:value-type="string">
            <text:p>$O$59</text:p>
          </table:table-cell>
          <table:table-cell table:formula="of:=INDIRECT([.K65])" office:value-type="float" office:value="2.1462" calcext:value-type="float">
            <text:p>2.1462</text:p>
          </table:table-cell>
          <table:table-cell table:formula="of:=[.B65]-[.L65]" office:value-type="float" office:value="-2.1262" calcext:value-type="float">
            <text:p>-2.13</text:p>
          </table:table-cell>
          <table:table-cell table:number-columns-repeated="1002"/>
        </table:table-row>
        <table:table-row table:style-name="ro1">
          <table:table-cell office:value-type="float" office:value="1400906" calcext:value-type="float">
            <text:p>1400906</text:p>
          </table:table-cell>
          <table:table-cell office:value-type="float" office:value="0.443" calcext:value-type="float">
            <text:p>0.443</text:p>
          </table:table-cell>
          <table:table-cell table:formula="of:=AVERAGE([.B57:.B66])" office:value-type="float" office:value="1.4453" calcext:value-type="float">
            <text:p>1.4453</text:p>
          </table:table-cell>
          <table:table-cell office:value-type="float" office:value="1.4453" calcext:value-type="float">
            <text:p>1.4453</text:p>
          </table:table-cell>
          <table:table-cell table:number-columns-repeated="4"/>
          <table:table-cell table:formula="of:=ROUNDDOWN(ROW([.B66]);-1)" office:value-type="float" office:value="60" calcext:value-type="float">
            <text:p>60</text:p>
          </table:table-cell>
          <table:table-cell table:formula="of:=COLUMN([.O65])" office:value-type="float" office:value="15" calcext:value-type="float">
            <text:p>15</text:p>
          </table:table-cell>
          <table:table-cell table:formula="of:=ADDRESS([.I66]-1;[.J66])" office:value-type="string" office:string-value="$O$59" calcext:value-type="string">
            <text:p>$O$59</text:p>
          </table:table-cell>
          <table:table-cell table:formula="of:=INDIRECT([.K66])" office:value-type="float" office:value="2.1462" calcext:value-type="float">
            <text:p>2.1462</text:p>
          </table:table-cell>
          <table:table-cell table:formula="of:=[.B66]-[.L66]" office:value-type="float" office:value="-1.7032" calcext:value-type="float">
            <text:p>-1.70</text:p>
          </table:table-cell>
          <table:table-cell table:number-columns-repeated="1002"/>
        </table:table-row>
        <table:table-row table:style-name="ro1">
          <table:table-cell office:value-type="float" office:value="1400923" calcext:value-type="float">
            <text:p>1400923</text:p>
          </table:table-cell>
          <table:table-cell office:value-type="float" office:value="0.45" calcext:value-type="float">
            <text:p>0.45</text:p>
          </table:table-cell>
          <table:table-cell table:formula="of:=AVERAGE([.B58:.B67])" office:value-type="float" office:value="1.3573" calcext:value-type="float">
            <text:p>1.3573</text:p>
          </table:table-cell>
          <table:table-cell office:value-type="float" office:value="1.3573" calcext:value-type="float">
            <text:p>1.3573</text:p>
          </table:table-cell>
          <table:table-cell table:number-columns-repeated="4"/>
          <table:table-cell table:formula="of:=ROUNDDOWN(ROW([.B67]);-1)" office:value-type="float" office:value="60" calcext:value-type="float">
            <text:p>60</text:p>
          </table:table-cell>
          <table:table-cell table:formula="of:=COLUMN([.O66])" office:value-type="float" office:value="15" calcext:value-type="float">
            <text:p>15</text:p>
          </table:table-cell>
          <table:table-cell table:formula="of:=ADDRESS([.I67]-1;[.J67])" office:value-type="string" office:string-value="$O$59" calcext:value-type="string">
            <text:p>$O$59</text:p>
          </table:table-cell>
          <table:table-cell table:formula="of:=INDIRECT([.K67])" office:value-type="float" office:value="2.1462" calcext:value-type="float">
            <text:p>2.1462</text:p>
          </table:table-cell>
          <table:table-cell table:formula="of:=[.B67]-[.L67]" office:value-type="float" office:value="-1.6962" calcext:value-type="float">
            <text:p>-1.70</text:p>
          </table:table-cell>
          <table:table-cell table:number-columns-repeated="1002"/>
        </table:table-row>
        <table:table-row table:style-name="ro1">
          <table:table-cell office:value-type="float" office:value="1400962" calcext:value-type="float">
            <text:p>1400962</text:p>
          </table:table-cell>
          <table:table-cell office:value-type="float" office:value="1.95" calcext:value-type="float">
            <text:p>1.95</text:p>
          </table:table-cell>
          <table:table-cell table:formula="of:=AVERAGE([.B59:.B68])" office:value-type="float" office:value="1.3653" calcext:value-type="float">
            <text:p>1.3653</text:p>
          </table:table-cell>
          <table:table-cell office:value-type="float" office:value="1.3653" calcext:value-type="float">
            <text:p>1.3653</text:p>
          </table:table-cell>
          <table:table-cell table:number-columns-repeated="4"/>
          <table:table-cell table:formula="of:=ROUNDDOWN(ROW([.B68]);-1)" office:value-type="float" office:value="60" calcext:value-type="float">
            <text:p>60</text:p>
          </table:table-cell>
          <table:table-cell table:formula="of:=COLUMN([.O67])" office:value-type="float" office:value="15" calcext:value-type="float">
            <text:p>15</text:p>
          </table:table-cell>
          <table:table-cell table:formula="of:=ADDRESS([.I68]-1;[.J68])" office:value-type="string" office:string-value="$O$59" calcext:value-type="string">
            <text:p>$O$59</text:p>
          </table:table-cell>
          <table:table-cell table:formula="of:=INDIRECT([.K68])" office:value-type="float" office:value="2.1462" calcext:value-type="float">
            <text:p>2.1462</text:p>
          </table:table-cell>
          <table:table-cell table:formula="of:=[.B68]-[.L68]" office:value-type="float" office:value="-0.1962" calcext:value-type="float">
            <text:p>-0.20</text:p>
          </table:table-cell>
          <table:table-cell table:number-columns-repeated="1002"/>
        </table:table-row>
        <table:table-row table:style-name="ro1">
          <table:table-cell office:value-type="float" office:value="1400995" calcext:value-type="float">
            <text:p>1400995</text:p>
          </table:table-cell>
          <table:table-cell office:value-type="float" office:value="1.43" calcext:value-type="float">
            <text:p>1.43</text:p>
          </table:table-cell>
          <table:table-cell table:formula="of:=AVERAGE([.B60:.B69])" office:value-type="float" office:value="1.2003" calcext:value-type="float">
            <text:p>1.2003</text:p>
          </table:table-cell>
          <table:table-cell office:value-type="float" office:value="1.2003" calcext:value-type="float">
            <text:p>1.2003</text:p>
          </table:table-cell>
          <table:table-cell table:formula="of:=AVERAGE([.B60:.B69])" office:value-type="float" office:value="1.2003" calcext:value-type="float">
            <text:p>1.2003</text:p>
          </table:table-cell>
          <table:table-cell table:formula="of:=[.$F$8]*[.E69]+(1-[.$F$8])*[.F59]" office:value-type="float" office:value="1.2003" calcext:value-type="float">
            <text:p>1.2003</text:p>
          </table:table-cell>
          <table:table-cell table:formula="of:=[.$G$8]*[.E69]+(1-[.$G$8])*[.G59]" office:value-type="float" office:value="1.42573696" calcext:value-type="float">
            <text:p>1.42573696</text:p>
          </table:table-cell>
          <table:table-cell table:style-name="ce3" table:formula="of:=[.$H$8]*[.E69]+(1-[.$H$8])*[.H59]" office:value-type="float" office:value="2.722898272" calcext:value-type="float">
            <text:p>2.722898272</text:p>
          </table:table-cell>
          <table:table-cell table:formula="of:=ROUNDDOWN(ROW([.B69]);-1)" office:value-type="float" office:value="60" calcext:value-type="float">
            <text:p>60</text:p>
          </table:table-cell>
          <table:table-cell table:formula="of:=COLUMN([.O68])" office:value-type="float" office:value="15" calcext:value-type="float">
            <text:p>15</text:p>
          </table:table-cell>
          <table:table-cell table:formula="of:=ADDRESS([.I69]-1;[.J69])" office:value-type="string" office:string-value="$O$59" calcext:value-type="string">
            <text:p>$O$59</text:p>
          </table:table-cell>
          <table:table-cell table:formula="of:=INDIRECT([.K69])" office:value-type="float" office:value="2.1462" calcext:value-type="float">
            <text:p>2.1462</text:p>
          </table:table-cell>
          <table:table-cell table:formula="of:=[.B69]-[.L69]" office:value-type="float" office:value="-0.7162" calcext:value-type="float">
            <text:p>-0.72</text:p>
          </table:table-cell>
          <table:table-cell table:formula="of:=SUM([.M60:.M69])/10" office:value-type="float" office:value="-0.9459" calcext:value-type="float">
            <text:p>-0.9459</text:p>
          </table:table-cell>
          <table:table-cell table:formula="of:=(2-[.$N$7])*[.O59]+[.$N$7]*[.N69]" office:value-type="float" office:value="1.2003" calcext:value-type="float">
            <text:p>1.2003</text:p>
          </table:table-cell>
          <table:table-cell table:number-columns-repeated="1000"/>
        </table:table-row>
        <table:table-row table:style-name="ro1">
          <table:table-cell office:value-type="float" office:value="1401023" calcext:value-type="float">
            <text:p>1401023</text:p>
          </table:table-cell>
          <table:table-cell office:value-type="float" office:value="0.599" calcext:value-type="float">
            <text:p>0.599</text:p>
          </table:table-cell>
          <table:table-cell table:formula="of:=AVERAGE([.B61:.B70])" office:value-type="float" office:value="1.0182" calcext:value-type="float">
            <text:p>1.0182</text:p>
          </table:table-cell>
          <table:table-cell office:value-type="float" office:value="1.0182" calcext:value-type="float">
            <text:p>1.0182</text:p>
          </table:table-cell>
          <table:table-cell table:number-columns-repeated="4"/>
          <table:table-cell table:formula="of:=ROUNDDOWN(ROW([.B70]);-1)" office:value-type="float" office:value="70" calcext:value-type="float">
            <text:p>70</text:p>
          </table:table-cell>
          <table:table-cell table:formula="of:=COLUMN([.O69])" office:value-type="float" office:value="15" calcext:value-type="float">
            <text:p>15</text:p>
          </table:table-cell>
          <table:table-cell table:formula="of:=ADDRESS([.I70]-1;[.J70])" office:value-type="string" office:string-value="$O$69" calcext:value-type="string">
            <text:p>$O$69</text:p>
          </table:table-cell>
          <table:table-cell table:formula="of:=INDIRECT([.K70])" office:value-type="float" office:value="1.2003" calcext:value-type="float">
            <text:p>1.2003</text:p>
          </table:table-cell>
          <table:table-cell table:formula="of:=[.B70]-[.L70]" office:value-type="float" office:value="-0.6013" calcext:value-type="float">
            <text:p>-0.60</text:p>
          </table:table-cell>
          <table:table-cell table:number-columns-repeated="1002"/>
        </table:table-row>
        <table:table-row table:style-name="ro1">
          <table:table-cell office:value-type="float" office:value="1401030" calcext:value-type="float">
            <text:p>1401030</text:p>
          </table:table-cell>
          <table:table-cell office:value-type="float" office:value="4.62" calcext:value-type="float">
            <text:p>4.62</text:p>
          </table:table-cell>
          <table:table-cell table:formula="of:=AVERAGE([.B62:.B71])" office:value-type="float" office:value="1.3242" calcext:value-type="float">
            <text:p>1.3242</text:p>
          </table:table-cell>
          <table:table-cell office:value-type="float" office:value="1.3242" calcext:value-type="float">
            <text:p>1.3242</text:p>
          </table:table-cell>
          <table:table-cell table:number-columns-repeated="4"/>
          <table:table-cell table:formula="of:=ROUNDDOWN(ROW([.B71]);-1)" office:value-type="float" office:value="70" calcext:value-type="float">
            <text:p>70</text:p>
          </table:table-cell>
          <table:table-cell table:formula="of:=COLUMN([.O70])" office:value-type="float" office:value="15" calcext:value-type="float">
            <text:p>15</text:p>
          </table:table-cell>
          <table:table-cell table:formula="of:=ADDRESS([.I71]-1;[.J71])" office:value-type="string" office:string-value="$O$69" calcext:value-type="string">
            <text:p>$O$69</text:p>
          </table:table-cell>
          <table:table-cell table:formula="of:=INDIRECT([.K71])" office:value-type="float" office:value="1.2003" calcext:value-type="float">
            <text:p>1.2003</text:p>
          </table:table-cell>
          <table:table-cell table:formula="of:=[.B71]-[.L71]" office:value-type="float" office:value="3.4197" calcext:value-type="float">
            <text:p>3.42</text:p>
          </table:table-cell>
          <table:table-cell table:number-columns-repeated="1002"/>
        </table:table-row>
        <table:table-row table:style-name="ro1">
          <table:table-cell office:value-type="float" office:value="1401437" calcext:value-type="float">
            <text:p>1401437</text:p>
          </table:table-cell>
          <table:table-cell office:value-type="float" office:value="1.73" calcext:value-type="float">
            <text:p>1.73</text:p>
          </table:table-cell>
          <table:table-cell table:formula="of:=AVERAGE([.B63:.B72])" office:value-type="float" office:value="1.3782" calcext:value-type="float">
            <text:p>1.3782</text:p>
          </table:table-cell>
          <table:table-cell office:value-type="float" office:value="1.3782" calcext:value-type="float">
            <text:p>1.3782</text:p>
          </table:table-cell>
          <table:table-cell table:number-columns-repeated="4"/>
          <table:table-cell table:formula="of:=ROUNDDOWN(ROW([.B72]);-1)" office:value-type="float" office:value="70" calcext:value-type="float">
            <text:p>70</text:p>
          </table:table-cell>
          <table:table-cell table:formula="of:=COLUMN([.O71])" office:value-type="float" office:value="15" calcext:value-type="float">
            <text:p>15</text:p>
          </table:table-cell>
          <table:table-cell table:formula="of:=ADDRESS([.I72]-1;[.J72])" office:value-type="string" office:string-value="$O$69" calcext:value-type="string">
            <text:p>$O$69</text:p>
          </table:table-cell>
          <table:table-cell table:formula="of:=INDIRECT([.K72])" office:value-type="float" office:value="1.2003" calcext:value-type="float">
            <text:p>1.2003</text:p>
          </table:table-cell>
          <table:table-cell table:formula="of:=[.B72]-[.L72]" office:value-type="float" office:value="0.5297" calcext:value-type="float">
            <text:p>0.53</text:p>
          </table:table-cell>
          <table:table-cell table:number-columns-repeated="1002"/>
        </table:table-row>
        <table:table-row table:style-name="ro1">
          <table:table-cell office:value-type="float" office:value="1401441" calcext:value-type="float">
            <text:p>1401441</text:p>
          </table:table-cell>
          <table:table-cell office:value-type="float" office:value="3.1" calcext:value-type="float">
            <text:p>3.1</text:p>
          </table:table-cell>
          <table:table-cell table:formula="of:=AVERAGE([.B64:.B73])" office:value-type="float" office:value="1.4382" calcext:value-type="float">
            <text:p>1.4382</text:p>
          </table:table-cell>
          <table:table-cell office:value-type="float" office:value="1.4382" calcext:value-type="float">
            <text:p>1.4382</text:p>
          </table:table-cell>
          <table:table-cell table:number-columns-repeated="4"/>
          <table:table-cell table:formula="of:=ROUNDDOWN(ROW([.B73]);-1)" office:value-type="float" office:value="70" calcext:value-type="float">
            <text:p>70</text:p>
          </table:table-cell>
          <table:table-cell table:formula="of:=COLUMN([.O72])" office:value-type="float" office:value="15" calcext:value-type="float">
            <text:p>15</text:p>
          </table:table-cell>
          <table:table-cell table:formula="of:=ADDRESS([.I73]-1;[.J73])" office:value-type="string" office:string-value="$O$69" calcext:value-type="string">
            <text:p>$O$69</text:p>
          </table:table-cell>
          <table:table-cell table:formula="of:=INDIRECT([.K73])" office:value-type="float" office:value="1.2003" calcext:value-type="float">
            <text:p>1.2003</text:p>
          </table:table-cell>
          <table:table-cell table:formula="of:=[.B73]-[.L73]" office:value-type="float" office:value="1.8997" calcext:value-type="float">
            <text:p>1.90</text:p>
          </table:table-cell>
          <table:table-cell table:number-columns-repeated="1002"/>
        </table:table-row>
        <table:table-row table:style-name="ro1">
          <table:table-cell office:value-type="float" office:value="1401450" calcext:value-type="float">
            <text:p>1401450</text:p>
          </table:table-cell>
          <table:table-cell office:value-type="float" office:value="44.7" calcext:value-type="float">
            <text:p>44.7</text:p>
          </table:table-cell>
          <table:table-cell table:formula="of:=AVERAGE([.B65:.B74])" office:value-type="float" office:value="5.9042" calcext:value-type="float">
            <text:p>5.9042</text:p>
          </table:table-cell>
          <table:table-cell office:value-type="float" office:value="5.9042" calcext:value-type="float">
            <text:p>5.9042</text:p>
          </table:table-cell>
          <table:table-cell table:number-columns-repeated="4"/>
          <table:table-cell table:formula="of:=ROUNDDOWN(ROW([.B74]);-1)" office:value-type="float" office:value="70" calcext:value-type="float">
            <text:p>70</text:p>
          </table:table-cell>
          <table:table-cell table:formula="of:=COLUMN([.O73])" office:value-type="float" office:value="15" calcext:value-type="float">
            <text:p>15</text:p>
          </table:table-cell>
          <table:table-cell table:formula="of:=ADDRESS([.I74]-1;[.J74])" office:value-type="string" office:string-value="$O$69" calcext:value-type="string">
            <text:p>$O$69</text:p>
          </table:table-cell>
          <table:table-cell table:formula="of:=INDIRECT([.K74])" office:value-type="float" office:value="1.2003" calcext:value-type="float">
            <text:p>1.2003</text:p>
          </table:table-cell>
          <table:table-cell table:formula="of:=[.B74]-[.L74]" office:value-type="float" office:value="43.4997" calcext:value-type="float">
            <text:p>43.50</text:p>
          </table:table-cell>
          <table:table-cell table:number-columns-repeated="1002"/>
        </table:table-row>
        <table:table-row table:style-name="ro1">
          <table:table-cell office:value-type="float" office:value="1401452" calcext:value-type="float">
            <text:p>1401452</text:p>
          </table:table-cell>
          <table:table-cell office:value-type="float" office:value="2.18" calcext:value-type="float">
            <text:p>2.18</text:p>
          </table:table-cell>
          <table:table-cell table:formula="of:=AVERAGE([.B66:.B75])" office:value-type="float" office:value="6.1202" calcext:value-type="float">
            <text:p>6.1202</text:p>
          </table:table-cell>
          <table:table-cell office:value-type="float" office:value="6.1202" calcext:value-type="float">
            <text:p>6.1202</text:p>
          </table:table-cell>
          <table:table-cell table:number-columns-repeated="4"/>
          <table:table-cell table:formula="of:=ROUNDDOWN(ROW([.B75]);-1)" office:value-type="float" office:value="70" calcext:value-type="float">
            <text:p>70</text:p>
          </table:table-cell>
          <table:table-cell table:formula="of:=COLUMN([.O74])" office:value-type="float" office:value="15" calcext:value-type="float">
            <text:p>15</text:p>
          </table:table-cell>
          <table:table-cell table:formula="of:=ADDRESS([.I75]-1;[.J75])" office:value-type="string" office:string-value="$O$69" calcext:value-type="string">
            <text:p>$O$69</text:p>
          </table:table-cell>
          <table:table-cell table:formula="of:=INDIRECT([.K75])" office:value-type="float" office:value="1.2003" calcext:value-type="float">
            <text:p>1.2003</text:p>
          </table:table-cell>
          <table:table-cell table:formula="of:=[.B75]-[.L75]" office:value-type="float" office:value="0.9797" calcext:value-type="float">
            <text:p>0.98</text:p>
          </table:table-cell>
          <table:table-cell table:number-columns-repeated="1002"/>
        </table:table-row>
        <table:table-row table:style-name="ro1">
          <table:table-cell office:value-type="float" office:value="1401482" calcext:value-type="float">
            <text:p>1401482</text:p>
          </table:table-cell>
          <table:table-cell office:value-type="float" office:value="1.45" calcext:value-type="float">
            <text:p>1.45</text:p>
          </table:table-cell>
          <table:table-cell table:formula="of:=AVERAGE([.B67:.B76])" office:value-type="float" office:value="6.2209" calcext:value-type="float">
            <text:p>6.2209</text:p>
          </table:table-cell>
          <table:table-cell office:value-type="float" office:value="6.2209" calcext:value-type="float">
            <text:p>6.2209</text:p>
          </table:table-cell>
          <table:table-cell table:number-columns-repeated="4"/>
          <table:table-cell table:formula="of:=ROUNDDOWN(ROW([.B76]);-1)" office:value-type="float" office:value="70" calcext:value-type="float">
            <text:p>70</text:p>
          </table:table-cell>
          <table:table-cell table:formula="of:=COLUMN([.O75])" office:value-type="float" office:value="15" calcext:value-type="float">
            <text:p>15</text:p>
          </table:table-cell>
          <table:table-cell table:formula="of:=ADDRESS([.I76]-1;[.J76])" office:value-type="string" office:string-value="$O$69" calcext:value-type="string">
            <text:p>$O$69</text:p>
          </table:table-cell>
          <table:table-cell table:formula="of:=INDIRECT([.K76])" office:value-type="float" office:value="1.2003" calcext:value-type="float">
            <text:p>1.2003</text:p>
          </table:table-cell>
          <table:table-cell table:formula="of:=[.B76]-[.L76]" office:value-type="float" office:value="0.2497" calcext:value-type="float">
            <text:p>0.25</text:p>
          </table:table-cell>
          <table:table-cell table:number-columns-repeated="1002"/>
        </table:table-row>
        <table:table-row table:style-name="ro1">
          <table:table-cell office:value-type="float" office:value="1401487" calcext:value-type="float">
            <text:p>1401487</text:p>
          </table:table-cell>
          <table:table-cell office:value-type="float" office:value="1.24" calcext:value-type="float">
            <text:p>1.24</text:p>
          </table:table-cell>
          <table:table-cell table:formula="of:=AVERAGE([.B68:.B77])" office:value-type="float" office:value="6.2999" calcext:value-type="float">
            <text:p>6.2999</text:p>
          </table:table-cell>
          <table:table-cell office:value-type="float" office:value="6.2999" calcext:value-type="float">
            <text:p>6.2999</text:p>
          </table:table-cell>
          <table:table-cell table:number-columns-repeated="4"/>
          <table:table-cell table:formula="of:=ROUNDDOWN(ROW([.B77]);-1)" office:value-type="float" office:value="70" calcext:value-type="float">
            <text:p>70</text:p>
          </table:table-cell>
          <table:table-cell table:formula="of:=COLUMN([.O76])" office:value-type="float" office:value="15" calcext:value-type="float">
            <text:p>15</text:p>
          </table:table-cell>
          <table:table-cell table:formula="of:=ADDRESS([.I77]-1;[.J77])" office:value-type="string" office:string-value="$O$69" calcext:value-type="string">
            <text:p>$O$69</text:p>
          </table:table-cell>
          <table:table-cell table:formula="of:=INDIRECT([.K77])" office:value-type="float" office:value="1.2003" calcext:value-type="float">
            <text:p>1.2003</text:p>
          </table:table-cell>
          <table:table-cell table:formula="of:=[.B77]-[.L77]" office:value-type="float" office:value="0.0397000000000001" calcext:value-type="float">
            <text:p>0.04</text:p>
          </table:table-cell>
          <table:table-cell table:number-columns-repeated="1002"/>
        </table:table-row>
        <table:table-row table:style-name="ro1">
          <table:table-cell office:value-type="float" office:value="1401488" calcext:value-type="float">
            <text:p>1401488</text:p>
          </table:table-cell>
          <table:table-cell office:value-type="float" office:value="20.4" calcext:value-type="float">
            <text:p>20.4</text:p>
          </table:table-cell>
          <table:table-cell table:formula="of:=AVERAGE([.B69:.B78])" office:value-type="float" office:value="8.1449" calcext:value-type="float">
            <text:p>8.1449</text:p>
          </table:table-cell>
          <table:table-cell office:value-type="float" office:value="8.1449" calcext:value-type="float">
            <text:p>8.1449</text:p>
          </table:table-cell>
          <table:table-cell table:number-columns-repeated="4"/>
          <table:table-cell table:formula="of:=ROUNDDOWN(ROW([.B78]);-1)" office:value-type="float" office:value="70" calcext:value-type="float">
            <text:p>70</text:p>
          </table:table-cell>
          <table:table-cell table:formula="of:=COLUMN([.O77])" office:value-type="float" office:value="15" calcext:value-type="float">
            <text:p>15</text:p>
          </table:table-cell>
          <table:table-cell table:formula="of:=ADDRESS([.I78]-1;[.J78])" office:value-type="string" office:string-value="$O$69" calcext:value-type="string">
            <text:p>$O$69</text:p>
          </table:table-cell>
          <table:table-cell table:formula="of:=INDIRECT([.K78])" office:value-type="float" office:value="1.2003" calcext:value-type="float">
            <text:p>1.2003</text:p>
          </table:table-cell>
          <table:table-cell table:formula="of:=[.B78]-[.L78]" office:value-type="float" office:value="19.1997" calcext:value-type="float">
            <text:p>19.20</text:p>
          </table:table-cell>
          <table:table-cell table:number-columns-repeated="1002"/>
        </table:table-row>
        <table:table-row table:style-name="ro1">
          <table:table-cell office:value-type="float" office:value="1401495" calcext:value-type="float">
            <text:p>1401495</text:p>
          </table:table-cell>
          <table:table-cell office:value-type="float" office:value="2.13" calcext:value-type="float">
            <text:p>2.13</text:p>
          </table:table-cell>
          <table:table-cell table:formula="of:=AVERAGE([.B70:.B79])" office:value-type="float" office:value="8.2149" calcext:value-type="float">
            <text:p>8.2149</text:p>
          </table:table-cell>
          <table:table-cell office:value-type="float" office:value="8.2149" calcext:value-type="float">
            <text:p>8.2149</text:p>
          </table:table-cell>
          <table:table-cell table:formula="of:=AVERAGE([.B70:.B79])" office:value-type="float" office:value="8.2149" calcext:value-type="float">
            <text:p>8.2149</text:p>
          </table:table-cell>
          <table:table-cell table:formula="of:=[.$F$8]*[.E79]+(1-[.$F$8])*[.F69]" office:value-type="float" office:value="8.2149" calcext:value-type="float">
            <text:p>8.2149</text:p>
          </table:table-cell>
          <table:table-cell table:formula="of:=[.$G$8]*[.E79]+(1-[.$G$8])*[.G69]" office:value-type="float" office:value="6.857067392" calcext:value-type="float">
            <text:p>6.857067392</text:p>
          </table:table-cell>
          <table:table-cell table:style-name="ce3" table:formula="of:=[.$H$8]*[.E79]+(1-[.$H$8])*[.H69]" office:value-type="float" office:value="3.8212986176" calcext:value-type="float">
            <text:p>3.8212986176</text:p>
          </table:table-cell>
          <table:table-cell table:formula="of:=ROUNDDOWN(ROW([.B79]);-1)" office:value-type="float" office:value="70" calcext:value-type="float">
            <text:p>70</text:p>
          </table:table-cell>
          <table:table-cell table:formula="of:=COLUMN([.O78])" office:value-type="float" office:value="15" calcext:value-type="float">
            <text:p>15</text:p>
          </table:table-cell>
          <table:table-cell table:formula="of:=ADDRESS([.I79]-1;[.J79])" office:value-type="string" office:string-value="$O$69" calcext:value-type="string">
            <text:p>$O$69</text:p>
          </table:table-cell>
          <table:table-cell table:formula="of:=INDIRECT([.K79])" office:value-type="float" office:value="1.2003" calcext:value-type="float">
            <text:p>1.2003</text:p>
          </table:table-cell>
          <table:table-cell table:formula="of:=[.B79]-[.L79]" office:value-type="float" office:value="0.9297" calcext:value-type="float">
            <text:p>0.93</text:p>
          </table:table-cell>
          <table:table-cell table:formula="of:=SUM([.M70:.M79])/10" office:value-type="float" office:value="7.0146" calcext:value-type="float">
            <text:p>7.0146</text:p>
          </table:table-cell>
          <table:table-cell table:formula="of:=(2-[.$N$7])*[.O69]+[.$N$7]*[.N79]" office:value-type="float" office:value="8.2149" calcext:value-type="float">
            <text:p>8.2149</text:p>
          </table:table-cell>
          <table:table-cell table:number-columns-repeated="1000"/>
        </table:table-row>
        <table:table-row table:style-name="ro1">
          <table:table-cell office:value-type="float" office:value="1401498" calcext:value-type="float">
            <text:p>1401498</text:p>
          </table:table-cell>
          <table:table-cell office:value-type="float" office:value="2.06" calcext:value-type="float">
            <text:p>2.06</text:p>
          </table:table-cell>
          <table:table-cell table:formula="of:=AVERAGE([.B71:.B80])" office:value-type="float" office:value="8.361" calcext:value-type="float">
            <text:p>8.361</text:p>
          </table:table-cell>
          <table:table-cell office:value-type="float" office:value="8.361" calcext:value-type="float">
            <text:p>8.361</text:p>
          </table:table-cell>
          <table:table-cell table:number-columns-repeated="4"/>
          <table:table-cell table:formula="of:=ROUNDDOWN(ROW([.B80]);-1)" office:value-type="float" office:value="80" calcext:value-type="float">
            <text:p>80</text:p>
          </table:table-cell>
          <table:table-cell table:formula="of:=COLUMN([.O79])" office:value-type="float" office:value="15" calcext:value-type="float">
            <text:p>15</text:p>
          </table:table-cell>
          <table:table-cell table:formula="of:=ADDRESS([.I80]-1;[.J80])" office:value-type="string" office:string-value="$O$79" calcext:value-type="string">
            <text:p>$O$79</text:p>
          </table:table-cell>
          <table:table-cell table:formula="of:=INDIRECT([.K80])" office:value-type="float" office:value="8.2149" calcext:value-type="float">
            <text:p>8.2149</text:p>
          </table:table-cell>
          <table:table-cell table:formula="of:=[.B80]-[.L80]" office:value-type="float" office:value="-6.1549" calcext:value-type="float">
            <text:p>-6.15</text:p>
          </table:table-cell>
          <table:table-cell table:number-columns-repeated="1002"/>
        </table:table-row>
        <table:table-row table:style-name="ro1">
          <table:table-cell office:value-type="float" office:value="1401503" calcext:value-type="float">
            <text:p>1401503</text:p>
          </table:table-cell>
          <table:table-cell office:value-type="float" office:value="3.11" calcext:value-type="float">
            <text:p>3.11</text:p>
          </table:table-cell>
          <table:table-cell table:formula="of:=AVERAGE([.B72:.B81])" office:value-type="float" office:value="8.21" calcext:value-type="float">
            <text:p>8.21</text:p>
          </table:table-cell>
          <table:table-cell office:value-type="float" office:value="8.21" calcext:value-type="float">
            <text:p>8.21</text:p>
          </table:table-cell>
          <table:table-cell table:number-columns-repeated="4"/>
          <table:table-cell table:formula="of:=ROUNDDOWN(ROW([.B81]);-1)" office:value-type="float" office:value="80" calcext:value-type="float">
            <text:p>80</text:p>
          </table:table-cell>
          <table:table-cell table:formula="of:=COLUMN([.O80])" office:value-type="float" office:value="15" calcext:value-type="float">
            <text:p>15</text:p>
          </table:table-cell>
          <table:table-cell table:formula="of:=ADDRESS([.I81]-1;[.J81])" office:value-type="string" office:string-value="$O$79" calcext:value-type="string">
            <text:p>$O$79</text:p>
          </table:table-cell>
          <table:table-cell table:formula="of:=INDIRECT([.K81])" office:value-type="float" office:value="8.2149" calcext:value-type="float">
            <text:p>8.2149</text:p>
          </table:table-cell>
          <table:table-cell table:formula="of:=[.B81]-[.L81]" office:value-type="float" office:value="-5.1049" calcext:value-type="float">
            <text:p>-5.10</text:p>
          </table:table-cell>
          <table:table-cell table:number-columns-repeated="1002"/>
        </table:table-row>
        <table:table-row table:style-name="ro1">
          <table:table-cell office:value-type="float" office:value="1401510" calcext:value-type="float">
            <text:p>1401510</text:p>
          </table:table-cell>
          <table:table-cell office:value-type="float" office:value="3.06" calcext:value-type="float">
            <text:p>3.06</text:p>
          </table:table-cell>
          <table:table-cell table:formula="of:=AVERAGE([.B73:.B82])" office:value-type="float" office:value="8.343" calcext:value-type="float">
            <text:p>8.343</text:p>
          </table:table-cell>
          <table:table-cell office:value-type="float" office:value="8.343" calcext:value-type="float">
            <text:p>8.343</text:p>
          </table:table-cell>
          <table:table-cell table:number-columns-repeated="4"/>
          <table:table-cell table:formula="of:=ROUNDDOWN(ROW([.B82]);-1)" office:value-type="float" office:value="80" calcext:value-type="float">
            <text:p>80</text:p>
          </table:table-cell>
          <table:table-cell table:formula="of:=COLUMN([.O81])" office:value-type="float" office:value="15" calcext:value-type="float">
            <text:p>15</text:p>
          </table:table-cell>
          <table:table-cell table:formula="of:=ADDRESS([.I82]-1;[.J82])" office:value-type="string" office:string-value="$O$79" calcext:value-type="string">
            <text:p>$O$79</text:p>
          </table:table-cell>
          <table:table-cell table:formula="of:=INDIRECT([.K82])" office:value-type="float" office:value="8.2149" calcext:value-type="float">
            <text:p>8.2149</text:p>
          </table:table-cell>
          <table:table-cell table:formula="of:=[.B82]-[.L82]" office:value-type="float" office:value="-5.1549" calcext:value-type="float">
            <text:p>-5.15</text:p>
          </table:table-cell>
          <table:table-cell table:number-columns-repeated="1002"/>
        </table:table-row>
        <table:table-row table:style-name="ro1">
          <table:table-cell office:value-type="float" office:value="1401518" calcext:value-type="float">
            <text:p>1401518</text:p>
          </table:table-cell>
          <table:table-cell office:value-type="float" office:value="1.83" calcext:value-type="float">
            <text:p>1.83</text:p>
          </table:table-cell>
          <table:table-cell table:formula="of:=AVERAGE([.B74:.B83])" office:value-type="float" office:value="8.216" calcext:value-type="float">
            <text:p>8.216</text:p>
          </table:table-cell>
          <table:table-cell office:value-type="float" office:value="8.216" calcext:value-type="float">
            <text:p>8.216</text:p>
          </table:table-cell>
          <table:table-cell table:number-columns-repeated="4"/>
          <table:table-cell table:formula="of:=ROUNDDOWN(ROW([.B83]);-1)" office:value-type="float" office:value="80" calcext:value-type="float">
            <text:p>80</text:p>
          </table:table-cell>
          <table:table-cell table:formula="of:=COLUMN([.O82])" office:value-type="float" office:value="15" calcext:value-type="float">
            <text:p>15</text:p>
          </table:table-cell>
          <table:table-cell table:formula="of:=ADDRESS([.I83]-1;[.J83])" office:value-type="string" office:string-value="$O$79" calcext:value-type="string">
            <text:p>$O$79</text:p>
          </table:table-cell>
          <table:table-cell table:formula="of:=INDIRECT([.K83])" office:value-type="float" office:value="8.2149" calcext:value-type="float">
            <text:p>8.2149</text:p>
          </table:table-cell>
          <table:table-cell table:formula="of:=[.B83]-[.L83]" office:value-type="float" office:value="-6.3849" calcext:value-type="float">
            <text:p>-6.38</text:p>
          </table:table-cell>
          <table:table-cell table:number-columns-repeated="1002"/>
        </table:table-row>
        <table:table-row table:style-name="ro1">
          <table:table-cell office:value-type="float" office:value="1401525" calcext:value-type="float">
            <text:p>1401525</text:p>
          </table:table-cell>
          <table:table-cell office:value-type="float" office:value="2.42" calcext:value-type="float">
            <text:p>2.42</text:p>
          </table:table-cell>
          <table:table-cell table:formula="of:=AVERAGE([.B75:.B84])" office:value-type="float" office:value="3.988" calcext:value-type="float">
            <text:p>3.988</text:p>
          </table:table-cell>
          <table:table-cell office:value-type="float" office:value="3.988" calcext:value-type="float">
            <text:p>3.988</text:p>
          </table:table-cell>
          <table:table-cell table:number-columns-repeated="4"/>
          <table:table-cell table:formula="of:=ROUNDDOWN(ROW([.B84]);-1)" office:value-type="float" office:value="80" calcext:value-type="float">
            <text:p>80</text:p>
          </table:table-cell>
          <table:table-cell table:formula="of:=COLUMN([.O83])" office:value-type="float" office:value="15" calcext:value-type="float">
            <text:p>15</text:p>
          </table:table-cell>
          <table:table-cell table:formula="of:=ADDRESS([.I84]-1;[.J84])" office:value-type="string" office:string-value="$O$79" calcext:value-type="string">
            <text:p>$O$79</text:p>
          </table:table-cell>
          <table:table-cell table:formula="of:=INDIRECT([.K84])" office:value-type="float" office:value="8.2149" calcext:value-type="float">
            <text:p>8.2149</text:p>
          </table:table-cell>
          <table:table-cell table:formula="of:=[.B84]-[.L84]" office:value-type="float" office:value="-5.7949" calcext:value-type="float">
            <text:p>-5.79</text:p>
          </table:table-cell>
          <table:table-cell table:number-columns-repeated="1002"/>
        </table:table-row>
        <table:table-row table:style-name="ro1">
          <table:table-cell office:value-type="float" office:value="1401526" calcext:value-type="float">
            <text:p>1401526</text:p>
          </table:table-cell>
          <table:table-cell office:value-type="float" office:value="3.42" calcext:value-type="float">
            <text:p>3.42</text:p>
          </table:table-cell>
          <table:table-cell table:formula="of:=AVERAGE([.B76:.B85])" office:value-type="float" office:value="4.112" calcext:value-type="float">
            <text:p>4.112</text:p>
          </table:table-cell>
          <table:table-cell office:value-type="float" office:value="4.112" calcext:value-type="float">
            <text:p>4.112</text:p>
          </table:table-cell>
          <table:table-cell table:number-columns-repeated="4"/>
          <table:table-cell table:formula="of:=ROUNDDOWN(ROW([.B85]);-1)" office:value-type="float" office:value="80" calcext:value-type="float">
            <text:p>80</text:p>
          </table:table-cell>
          <table:table-cell table:formula="of:=COLUMN([.O84])" office:value-type="float" office:value="15" calcext:value-type="float">
            <text:p>15</text:p>
          </table:table-cell>
          <table:table-cell table:formula="of:=ADDRESS([.I85]-1;[.J85])" office:value-type="string" office:string-value="$O$79" calcext:value-type="string">
            <text:p>$O$79</text:p>
          </table:table-cell>
          <table:table-cell table:formula="of:=INDIRECT([.K85])" office:value-type="float" office:value="8.2149" calcext:value-type="float">
            <text:p>8.2149</text:p>
          </table:table-cell>
          <table:table-cell table:formula="of:=[.B85]-[.L85]" office:value-type="float" office:value="-4.7949" calcext:value-type="float">
            <text:p>-4.79</text:p>
          </table:table-cell>
          <table:table-cell table:number-columns-repeated="1002"/>
        </table:table-row>
        <table:table-row table:style-name="ro1">
          <table:table-cell office:value-type="float" office:value="1401527" calcext:value-type="float">
            <text:p>1401527</text:p>
          </table:table-cell>
          <table:table-cell office:value-type="float" office:value="0.918" calcext:value-type="float">
            <text:p>0.918</text:p>
          </table:table-cell>
          <table:table-cell table:formula="of:=AVERAGE([.B77:.B86])" office:value-type="float" office:value="4.0588" calcext:value-type="float">
            <text:p>4.0588</text:p>
          </table:table-cell>
          <table:table-cell office:value-type="float" office:value="4.0588" calcext:value-type="float">
            <text:p>4.0588</text:p>
          </table:table-cell>
          <table:table-cell table:number-columns-repeated="4"/>
          <table:table-cell table:formula="of:=ROUNDDOWN(ROW([.B86]);-1)" office:value-type="float" office:value="80" calcext:value-type="float">
            <text:p>80</text:p>
          </table:table-cell>
          <table:table-cell table:formula="of:=COLUMN([.O85])" office:value-type="float" office:value="15" calcext:value-type="float">
            <text:p>15</text:p>
          </table:table-cell>
          <table:table-cell table:formula="of:=ADDRESS([.I86]-1;[.J86])" office:value-type="string" office:string-value="$O$79" calcext:value-type="string">
            <text:p>$O$79</text:p>
          </table:table-cell>
          <table:table-cell table:formula="of:=INDIRECT([.K86])" office:value-type="float" office:value="8.2149" calcext:value-type="float">
            <text:p>8.2149</text:p>
          </table:table-cell>
          <table:table-cell table:formula="of:=[.B86]-[.L86]" office:value-type="float" office:value="-7.2969" calcext:value-type="float">
            <text:p>-7.30</text:p>
          </table:table-cell>
          <table:table-cell table:number-columns-repeated="1002"/>
        </table:table-row>
        <table:table-row table:style-name="ro1">
          <table:table-cell office:value-type="float" office:value="1401546" calcext:value-type="float">
            <text:p>1401546</text:p>
          </table:table-cell>
          <table:table-cell office:value-type="float" office:value="2.28" calcext:value-type="float">
            <text:p>2.28</text:p>
          </table:table-cell>
          <table:table-cell table:formula="of:=AVERAGE([.B78:.B87])" office:value-type="float" office:value="4.1628" calcext:value-type="float">
            <text:p>4.1628</text:p>
          </table:table-cell>
          <table:table-cell office:value-type="float" office:value="4.1628" calcext:value-type="float">
            <text:p>4.1628</text:p>
          </table:table-cell>
          <table:table-cell table:number-columns-repeated="4"/>
          <table:table-cell table:formula="of:=ROUNDDOWN(ROW([.B87]);-1)" office:value-type="float" office:value="80" calcext:value-type="float">
            <text:p>80</text:p>
          </table:table-cell>
          <table:table-cell table:formula="of:=COLUMN([.O86])" office:value-type="float" office:value="15" calcext:value-type="float">
            <text:p>15</text:p>
          </table:table-cell>
          <table:table-cell table:formula="of:=ADDRESS([.I87]-1;[.J87])" office:value-type="string" office:string-value="$O$79" calcext:value-type="string">
            <text:p>$O$79</text:p>
          </table:table-cell>
          <table:table-cell table:formula="of:=INDIRECT([.K87])" office:value-type="float" office:value="8.2149" calcext:value-type="float">
            <text:p>8.2149</text:p>
          </table:table-cell>
          <table:table-cell table:formula="of:=[.B87]-[.L87]" office:value-type="float" office:value="-5.9349" calcext:value-type="float">
            <text:p>-5.93</text:p>
          </table:table-cell>
          <table:table-cell table:number-columns-repeated="1002"/>
        </table:table-row>
        <table:table-row table:style-name="ro1">
          <table:table-cell office:value-type="float" office:value="1401585" calcext:value-type="float">
            <text:p>1401585</text:p>
          </table:table-cell>
          <table:table-cell office:value-type="float" office:value="1.03" calcext:value-type="float">
            <text:p>1.03</text:p>
          </table:table-cell>
          <table:table-cell table:formula="of:=AVERAGE([.B79:.B88])" office:value-type="float" office:value="2.2258" calcext:value-type="float">
            <text:p>2.2258</text:p>
          </table:table-cell>
          <table:table-cell office:value-type="float" office:value="2.2258" calcext:value-type="float">
            <text:p>2.2258</text:p>
          </table:table-cell>
          <table:table-cell table:number-columns-repeated="4"/>
          <table:table-cell table:formula="of:=ROUNDDOWN(ROW([.B88]);-1)" office:value-type="float" office:value="80" calcext:value-type="float">
            <text:p>80</text:p>
          </table:table-cell>
          <table:table-cell table:formula="of:=COLUMN([.O87])" office:value-type="float" office:value="15" calcext:value-type="float">
            <text:p>15</text:p>
          </table:table-cell>
          <table:table-cell table:formula="of:=ADDRESS([.I88]-1;[.J88])" office:value-type="string" office:string-value="$O$79" calcext:value-type="string">
            <text:p>$O$79</text:p>
          </table:table-cell>
          <table:table-cell table:formula="of:=INDIRECT([.K88])" office:value-type="float" office:value="8.2149" calcext:value-type="float">
            <text:p>8.2149</text:p>
          </table:table-cell>
          <table:table-cell table:formula="of:=[.B88]-[.L88]" office:value-type="float" office:value="-7.1849" calcext:value-type="float">
            <text:p>-7.18</text:p>
          </table:table-cell>
          <table:table-cell table:number-columns-repeated="1002"/>
        </table:table-row>
        <table:table-row table:style-name="ro1">
          <table:table-cell office:value-type="float" office:value="1401630" calcext:value-type="float">
            <text:p>1401630</text:p>
          </table:table-cell>
          <table:table-cell office:value-type="float" office:value="0.811" calcext:value-type="float">
            <text:p>0.811</text:p>
          </table:table-cell>
          <table:table-cell table:formula="of:=AVERAGE([.B80:.B89])" office:value-type="float" office:value="2.0939" calcext:value-type="float">
            <text:p>2.0939</text:p>
          </table:table-cell>
          <table:table-cell office:value-type="float" office:value="2.0939" calcext:value-type="float">
            <text:p>2.0939</text:p>
          </table:table-cell>
          <table:table-cell table:formula="of:=AVERAGE([.B80:.B89])" office:value-type="float" office:value="2.0939" calcext:value-type="float">
            <text:p>2.0939</text:p>
          </table:table-cell>
          <table:table-cell table:formula="of:=[.$F$8]*[.E89]+(1-[.$F$8])*[.F79]" office:value-type="float" office:value="2.0939" calcext:value-type="float">
            <text:p>2.0939</text:p>
          </table:table-cell>
          <table:table-cell table:formula="of:=[.$G$8]*[.E89]+(1-[.$G$8])*[.G79]" office:value-type="float" office:value="3.0465334784" calcext:value-type="float">
            <text:p>3.0465334784</text:p>
          </table:table-cell>
          <table:table-cell table:formula="of:=[.$H$8]*[.E89]+(1-[.$H$8])*[.H79]" office:value-type="float" office:value="3.47581889408" calcext:value-type="float">
            <text:p>3.47581889408</text:p>
          </table:table-cell>
          <table:table-cell table:formula="of:=ROUNDDOWN(ROW([.B89]);-1)" office:value-type="float" office:value="80" calcext:value-type="float">
            <text:p>80</text:p>
          </table:table-cell>
          <table:table-cell table:formula="of:=COLUMN([.O88])" office:value-type="float" office:value="15" calcext:value-type="float">
            <text:p>15</text:p>
          </table:table-cell>
          <table:table-cell table:formula="of:=ADDRESS([.I89]-1;[.J89])" office:value-type="string" office:string-value="$O$79" calcext:value-type="string">
            <text:p>$O$79</text:p>
          </table:table-cell>
          <table:table-cell table:formula="of:=INDIRECT([.K89])" office:value-type="float" office:value="8.2149" calcext:value-type="float">
            <text:p>8.2149</text:p>
          </table:table-cell>
          <table:table-cell table:formula="of:=[.B89]-[.L89]" office:value-type="float" office:value="-7.4039" calcext:value-type="float">
            <text:p>-7.40</text:p>
          </table:table-cell>
          <table:table-cell table:formula="of:=SUM([.M80:.M89])/10" office:value-type="float" office:value="-6.121" calcext:value-type="float">
            <text:p>-6.121</text:p>
          </table:table-cell>
          <table:table-cell table:formula="of:=(2-[.$N$7])*[.O79]+[.$N$7]*[.N89]" office:value-type="float" office:value="2.0939" calcext:value-type="float">
            <text:p>2.0939</text:p>
          </table:table-cell>
          <table:table-cell table:number-columns-repeated="1000"/>
        </table:table-row>
        <table:table-row table:style-name="ro1">
          <table:table-cell office:value-type="float" office:value="1401641" calcext:value-type="float">
            <text:p>1401641</text:p>
          </table:table-cell>
          <table:table-cell office:value-type="float" office:value="0.574" calcext:value-type="float">
            <text:p>0.574</text:p>
          </table:table-cell>
          <table:table-cell table:formula="of:=AVERAGE([.B81:.B90])" office:value-type="float" office:value="1.9453" calcext:value-type="float">
            <text:p>1.9453</text:p>
          </table:table-cell>
          <table:table-cell office:value-type="float" office:value="1.9453" calcext:value-type="float">
            <text:p>1.9453</text:p>
          </table:table-cell>
          <table:table-cell table:number-columns-repeated="4"/>
          <table:table-cell table:formula="of:=ROUNDDOWN(ROW([.B90]);-1)" office:value-type="float" office:value="90" calcext:value-type="float">
            <text:p>90</text:p>
          </table:table-cell>
          <table:table-cell table:formula="of:=COLUMN([.O89])" office:value-type="float" office:value="15" calcext:value-type="float">
            <text:p>15</text:p>
          </table:table-cell>
          <table:table-cell table:formula="of:=ADDRESS([.I90]-1;[.J90])" office:value-type="string" office:string-value="$O$89" calcext:value-type="string">
            <text:p>$O$89</text:p>
          </table:table-cell>
          <table:table-cell table:formula="of:=INDIRECT([.K90])" office:value-type="float" office:value="2.0939" calcext:value-type="float">
            <text:p>2.0939</text:p>
          </table:table-cell>
          <table:table-cell table:formula="of:=[.B90]-[.L90]" office:value-type="float" office:value="-1.5199" calcext:value-type="float">
            <text:p>-1.52</text:p>
          </table:table-cell>
          <table:table-cell table:number-columns-repeated="1002"/>
        </table:table-row>
        <table:table-row table:style-name="ro1">
          <table:table-cell office:value-type="float" office:value="1401662" calcext:value-type="float">
            <text:p>1401662</text:p>
          </table:table-cell>
          <table:table-cell office:value-type="float" office:value="0.846" calcext:value-type="float">
            <text:p>0.846</text:p>
          </table:table-cell>
          <table:table-cell table:formula="of:=AVERAGE([.B82:.B91])" office:value-type="float" office:value="1.7189" calcext:value-type="float">
            <text:p>1.7189</text:p>
          </table:table-cell>
          <table:table-cell office:value-type="float" office:value="1.7189" calcext:value-type="float">
            <text:p>1.7189</text:p>
          </table:table-cell>
          <table:table-cell table:number-columns-repeated="4"/>
          <table:table-cell table:formula="of:=ROUNDDOWN(ROW([.B91]);-1)" office:value-type="float" office:value="90" calcext:value-type="float">
            <text:p>90</text:p>
          </table:table-cell>
          <table:table-cell table:formula="of:=COLUMN([.O90])" office:value-type="float" office:value="15" calcext:value-type="float">
            <text:p>15</text:p>
          </table:table-cell>
          <table:table-cell table:formula="of:=ADDRESS([.I91]-1;[.J91])" office:value-type="string" office:string-value="$O$89" calcext:value-type="string">
            <text:p>$O$89</text:p>
          </table:table-cell>
          <table:table-cell table:formula="of:=INDIRECT([.K91])" office:value-type="float" office:value="2.0939" calcext:value-type="float">
            <text:p>2.0939</text:p>
          </table:table-cell>
          <table:table-cell table:formula="of:=[.B91]-[.L91]" office:value-type="float" office:value="-1.2479" calcext:value-type="float">
            <text:p>-1.25</text:p>
          </table:table-cell>
          <table:table-cell table:number-columns-repeated="1002"/>
        </table:table-row>
        <table:table-row table:style-name="ro1">
          <table:table-cell office:value-type="float" office:value="1401665" calcext:value-type="float">
            <text:p>1401665</text:p>
          </table:table-cell>
          <table:table-cell office:value-type="float" office:value="1.67" calcext:value-type="float">
            <text:p>1.67</text:p>
          </table:table-cell>
          <table:table-cell table:formula="of:=AVERAGE([.B83:.B92])" office:value-type="float" office:value="1.5799" calcext:value-type="float">
            <text:p>1.5799</text:p>
          </table:table-cell>
          <table:table-cell office:value-type="float" office:value="1.5799" calcext:value-type="float">
            <text:p>1.5799</text:p>
          </table:table-cell>
          <table:table-cell table:number-columns-repeated="4"/>
          <table:table-cell table:formula="of:=ROUNDDOWN(ROW([.B92]);-1)" office:value-type="float" office:value="90" calcext:value-type="float">
            <text:p>90</text:p>
          </table:table-cell>
          <table:table-cell table:formula="of:=COLUMN([.O91])" office:value-type="float" office:value="15" calcext:value-type="float">
            <text:p>15</text:p>
          </table:table-cell>
          <table:table-cell table:formula="of:=ADDRESS([.I92]-1;[.J92])" office:value-type="string" office:string-value="$O$89" calcext:value-type="string">
            <text:p>$O$89</text:p>
          </table:table-cell>
          <table:table-cell table:formula="of:=INDIRECT([.K92])" office:value-type="float" office:value="2.0939" calcext:value-type="float">
            <text:p>2.0939</text:p>
          </table:table-cell>
          <table:table-cell table:formula="of:=[.B92]-[.L92]" office:value-type="float" office:value="-0.423900000000001" calcext:value-type="float">
            <text:p>-0.42</text:p>
          </table:table-cell>
          <table:table-cell table:number-columns-repeated="1002"/>
        </table:table-row>
        <table:table-row table:style-name="ro1">
          <table:table-cell office:value-type="float" office:value="1401725" calcext:value-type="float">
            <text:p>1401725</text:p>
          </table:table-cell>
          <table:table-cell office:value-type="float" office:value="1.37" calcext:value-type="float">
            <text:p>1.37</text:p>
          </table:table-cell>
          <table:table-cell table:formula="of:=AVERAGE([.B84:.B93])" office:value-type="float" office:value="1.5339" calcext:value-type="float">
            <text:p>1.5339</text:p>
          </table:table-cell>
          <table:table-cell office:value-type="float" office:value="1.5339" calcext:value-type="float">
            <text:p>1.5339</text:p>
          </table:table-cell>
          <table:table-cell table:number-columns-repeated="4"/>
          <table:table-cell table:formula="of:=ROUNDDOWN(ROW([.B93]);-1)" office:value-type="float" office:value="90" calcext:value-type="float">
            <text:p>90</text:p>
          </table:table-cell>
          <table:table-cell table:formula="of:=COLUMN([.O92])" office:value-type="float" office:value="15" calcext:value-type="float">
            <text:p>15</text:p>
          </table:table-cell>
          <table:table-cell table:formula="of:=ADDRESS([.I93]-1;[.J93])" office:value-type="string" office:string-value="$O$89" calcext:value-type="string">
            <text:p>$O$89</text:p>
          </table:table-cell>
          <table:table-cell table:formula="of:=INDIRECT([.K93])" office:value-type="float" office:value="2.0939" calcext:value-type="float">
            <text:p>2.0939</text:p>
          </table:table-cell>
          <table:table-cell table:formula="of:=[.B93]-[.L93]" office:value-type="float" office:value="-0.7239" calcext:value-type="float">
            <text:p>-0.72</text:p>
          </table:table-cell>
          <table:table-cell table:number-columns-repeated="1002"/>
        </table:table-row>
        <table:table-row table:style-name="ro1">
          <table:table-cell office:value-type="float" office:value="1401797" calcext:value-type="float">
            <text:p>1401797</text:p>
          </table:table-cell>
          <table:table-cell office:value-type="float" office:value="0.695" calcext:value-type="float">
            <text:p>0.695</text:p>
          </table:table-cell>
          <table:table-cell table:formula="of:=AVERAGE([.B85:.B94])" office:value-type="float" office:value="1.3614" calcext:value-type="float">
            <text:p>1.3614</text:p>
          </table:table-cell>
          <table:table-cell office:value-type="float" office:value="1.3614" calcext:value-type="float">
            <text:p>1.3614</text:p>
          </table:table-cell>
          <table:table-cell table:number-columns-repeated="4"/>
          <table:table-cell table:formula="of:=ROUNDDOWN(ROW([.B94]);-1)" office:value-type="float" office:value="90" calcext:value-type="float">
            <text:p>90</text:p>
          </table:table-cell>
          <table:table-cell table:formula="of:=COLUMN([.O93])" office:value-type="float" office:value="15" calcext:value-type="float">
            <text:p>15</text:p>
          </table:table-cell>
          <table:table-cell table:formula="of:=ADDRESS([.I94]-1;[.J94])" office:value-type="string" office:string-value="$O$89" calcext:value-type="string">
            <text:p>$O$89</text:p>
          </table:table-cell>
          <table:table-cell table:formula="of:=INDIRECT([.K94])" office:value-type="float" office:value="2.0939" calcext:value-type="float">
            <text:p>2.0939</text:p>
          </table:table-cell>
          <table:table-cell table:formula="of:=[.B94]-[.L94]" office:value-type="float" office:value="-1.3989" calcext:value-type="float">
            <text:p>-1.40</text:p>
          </table:table-cell>
          <table:table-cell table:number-columns-repeated="1002"/>
        </table:table-row>
        <table:table-row table:style-name="ro1">
          <table:table-cell office:value-type="float" office:value="1402050" calcext:value-type="float">
            <text:p>1402050</text:p>
          </table:table-cell>
          <table:table-cell office:value-type="float" office:value="3.9" calcext:value-type="float">
            <text:p>3.9</text:p>
          </table:table-cell>
          <table:table-cell table:formula="of:=AVERAGE([.B86:.B95])" office:value-type="float" office:value="1.4094" calcext:value-type="float">
            <text:p>1.4094</text:p>
          </table:table-cell>
          <table:table-cell office:value-type="float" office:value="1.4094" calcext:value-type="float">
            <text:p>1.4094</text:p>
          </table:table-cell>
          <table:table-cell table:number-columns-repeated="4"/>
          <table:table-cell table:formula="of:=ROUNDDOWN(ROW([.B95]);-1)" office:value-type="float" office:value="90" calcext:value-type="float">
            <text:p>90</text:p>
          </table:table-cell>
          <table:table-cell table:formula="of:=COLUMN([.O94])" office:value-type="float" office:value="15" calcext:value-type="float">
            <text:p>15</text:p>
          </table:table-cell>
          <table:table-cell table:formula="of:=ADDRESS([.I95]-1;[.J95])" office:value-type="string" office:string-value="$O$89" calcext:value-type="string">
            <text:p>$O$89</text:p>
          </table:table-cell>
          <table:table-cell table:formula="of:=INDIRECT([.K95])" office:value-type="float" office:value="2.0939" calcext:value-type="float">
            <text:p>2.0939</text:p>
          </table:table-cell>
          <table:table-cell table:formula="of:=[.B95]-[.L95]" office:value-type="float" office:value="1.8061" calcext:value-type="float">
            <text:p>1.81</text:p>
          </table:table-cell>
          <table:table-cell table:number-columns-repeated="1002"/>
        </table:table-row>
        <table:table-row table:style-name="ro1">
          <table:table-cell office:value-type="float" office:value="1402067" calcext:value-type="float">
            <text:p>1402067</text:p>
          </table:table-cell>
          <table:table-cell office:value-type="float" office:value="3.59" calcext:value-type="float">
            <text:p>3.59</text:p>
          </table:table-cell>
          <table:table-cell table:formula="of:=AVERAGE([.B87:.B96])" office:value-type="float" office:value="1.6766" calcext:value-type="float">
            <text:p>1.6766</text:p>
          </table:table-cell>
          <table:table-cell office:value-type="float" office:value="1.6766" calcext:value-type="float">
            <text:p>1.6766</text:p>
          </table:table-cell>
          <table:table-cell table:number-columns-repeated="4"/>
          <table:table-cell table:formula="of:=ROUNDDOWN(ROW([.B96]);-1)" office:value-type="float" office:value="90" calcext:value-type="float">
            <text:p>90</text:p>
          </table:table-cell>
          <table:table-cell table:formula="of:=COLUMN([.O95])" office:value-type="float" office:value="15" calcext:value-type="float">
            <text:p>15</text:p>
          </table:table-cell>
          <table:table-cell table:formula="of:=ADDRESS([.I96]-1;[.J96])" office:value-type="string" office:string-value="$O$89" calcext:value-type="string">
            <text:p>$O$89</text:p>
          </table:table-cell>
          <table:table-cell table:formula="of:=INDIRECT([.K96])" office:value-type="float" office:value="2.0939" calcext:value-type="float">
            <text:p>2.0939</text:p>
          </table:table-cell>
          <table:table-cell table:formula="of:=[.B96]-[.L96]" office:value-type="float" office:value="1.4961" calcext:value-type="float">
            <text:p>1.50</text:p>
          </table:table-cell>
          <table:table-cell table:number-columns-repeated="1002"/>
        </table:table-row>
        <table:table-row table:style-name="ro1">
          <table:table-cell office:value-type="float" office:value="1402073" calcext:value-type="float">
            <text:p>1402073</text:p>
          </table:table-cell>
          <table:table-cell office:value-type="float" office:value="0.656" calcext:value-type="float">
            <text:p>0.656</text:p>
          </table:table-cell>
          <table:table-cell table:formula="of:=AVERAGE([.B88:.B97])" office:value-type="float" office:value="1.5142" calcext:value-type="float">
            <text:p>1.5142</text:p>
          </table:table-cell>
          <table:table-cell office:value-type="float" office:value="1.5142" calcext:value-type="float">
            <text:p>1.5142</text:p>
          </table:table-cell>
          <table:table-cell table:number-columns-repeated="4"/>
          <table:table-cell table:formula="of:=ROUNDDOWN(ROW([.B97]);-1)" office:value-type="float" office:value="90" calcext:value-type="float">
            <text:p>90</text:p>
          </table:table-cell>
          <table:table-cell table:formula="of:=COLUMN([.O96])" office:value-type="float" office:value="15" calcext:value-type="float">
            <text:p>15</text:p>
          </table:table-cell>
          <table:table-cell table:formula="of:=ADDRESS([.I97]-1;[.J97])" office:value-type="string" office:string-value="$O$89" calcext:value-type="string">
            <text:p>$O$89</text:p>
          </table:table-cell>
          <table:table-cell table:formula="of:=INDIRECT([.K97])" office:value-type="float" office:value="2.0939" calcext:value-type="float">
            <text:p>2.0939</text:p>
          </table:table-cell>
          <table:table-cell table:formula="of:=[.B97]-[.L97]" office:value-type="float" office:value="-1.4379" calcext:value-type="float">
            <text:p>-1.44</text:p>
          </table:table-cell>
          <table:table-cell table:number-columns-repeated="1002"/>
        </table:table-row>
        <table:table-row table:style-name="ro1">
          <table:table-cell office:value-type="float" office:value="1401784" calcext:value-type="float">
            <text:p>1401784</text:p>
          </table:table-cell>
          <table:table-cell office:value-type="float" office:value="1.37" calcext:value-type="float">
            <text:p>1.37</text:p>
          </table:table-cell>
          <table:table-cell table:formula="of:=AVERAGE([.B89:.B98])" office:value-type="float" office:value="1.5482" calcext:value-type="float">
            <text:p>1.5482</text:p>
          </table:table-cell>
          <table:table-cell office:value-type="float" office:value="1.5482" calcext:value-type="float">
            <text:p>1.5482</text:p>
          </table:table-cell>
          <table:table-cell table:number-columns-repeated="4"/>
          <table:table-cell table:formula="of:=ROUNDDOWN(ROW([.B98]);-1)" office:value-type="float" office:value="90" calcext:value-type="float">
            <text:p>90</text:p>
          </table:table-cell>
          <table:table-cell table:formula="of:=COLUMN([.O97])" office:value-type="float" office:value="15" calcext:value-type="float">
            <text:p>15</text:p>
          </table:table-cell>
          <table:table-cell table:formula="of:=ADDRESS([.I98]-1;[.J98])" office:value-type="string" office:string-value="$O$89" calcext:value-type="string">
            <text:p>$O$89</text:p>
          </table:table-cell>
          <table:table-cell table:formula="of:=INDIRECT([.K98])" office:value-type="float" office:value="2.0939" calcext:value-type="float">
            <text:p>2.0939</text:p>
          </table:table-cell>
          <table:table-cell table:formula="of:=[.B98]-[.L98]" office:value-type="float" office:value="-0.7239" calcext:value-type="float">
            <text:p>-0.72</text:p>
          </table:table-cell>
          <table:table-cell table:number-columns-repeated="1002"/>
        </table:table-row>
        <table:table-row table:style-name="ro1">
          <table:table-cell office:value-type="float" office:value="1401818" calcext:value-type="float">
            <text:p>1401818</text:p>
          </table:table-cell>
          <table:table-cell office:value-type="float" office:value="1.83" calcext:value-type="float">
            <text:p>1.83</text:p>
          </table:table-cell>
          <table:table-cell table:formula="of:=AVERAGE([.B90:.B99])" office:value-type="float" office:value="1.6501" calcext:value-type="float">
            <text:p>1.6501</text:p>
          </table:table-cell>
          <table:table-cell office:value-type="float" office:value="1.6501" calcext:value-type="float">
            <text:p>1.6501</text:p>
          </table:table-cell>
          <table:table-cell table:formula="of:=AVERAGE([.B90:.B99])" office:value-type="float" office:value="1.6501" calcext:value-type="float">
            <text:p>1.6501</text:p>
          </table:table-cell>
          <table:table-cell table:formula="of:=[.$F$8]*[.E99]+(1-[.$F$8])*[.F89]" office:value-type="float" office:value="1.6501" calcext:value-type="float">
            <text:p>1.6501</text:p>
          </table:table-cell>
          <table:table-cell table:formula="of:=[.$G$8]*[.E99]+(1-[.$G$8])*[.G89]" office:value-type="float" office:value="1.92938669568" calcext:value-type="float">
            <text:p>1.92938669568</text:p>
          </table:table-cell>
          <table:table-cell table:formula="of:=[.$H$8]*[.E99]+(1-[.$H$8])*[.H89]" office:value-type="float" office:value="3.110675115264" calcext:value-type="float">
            <text:p>3.110675115264</text:p>
          </table:table-cell>
          <table:table-cell table:formula="of:=ROUNDDOWN(ROW([.B99]);-1)" office:value-type="float" office:value="90" calcext:value-type="float">
            <text:p>90</text:p>
          </table:table-cell>
          <table:table-cell table:formula="of:=COLUMN([.O98])" office:value-type="float" office:value="15" calcext:value-type="float">
            <text:p>15</text:p>
          </table:table-cell>
          <table:table-cell table:formula="of:=ADDRESS([.I99]-1;[.J99])" office:value-type="string" office:string-value="$O$89" calcext:value-type="string">
            <text:p>$O$89</text:p>
          </table:table-cell>
          <table:table-cell table:formula="of:=INDIRECT([.K99])" office:value-type="float" office:value="2.0939" calcext:value-type="float">
            <text:p>2.0939</text:p>
          </table:table-cell>
          <table:table-cell table:formula="of:=[.B99]-[.L99]" office:value-type="float" office:value="-0.2639" calcext:value-type="float">
            <text:p>-0.26</text:p>
          </table:table-cell>
          <table:table-cell table:formula="of:=SUM([.M90:.M99])/10" office:value-type="float" office:value="-0.443800000000001" calcext:value-type="float">
            <text:p>-0.443800000000001</text:p>
          </table:table-cell>
          <table:table-cell table:formula="of:=(2-[.$N$7])*[.O89]+[.$N$7]*[.N99]" office:value-type="float" office:value="1.6501" calcext:value-type="float">
            <text:p>1.6501</text:p>
          </table:table-cell>
          <table:table-cell table:number-columns-repeated="1000"/>
        </table:table-row>
        <table:table-row table:style-name="ro1" table:number-rows-repeated="1048476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0:48:30.754852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11:58.683321138</meta:creation-date>
    <dc:date>2022-08-19T12:15:24.418782058</dc:date>
    <meta:editing-duration>PT26M36S</meta:editing-duration>
    <meta:editing-cycles>5</meta:editing-cycles>
    <meta:generator>LibreOffice/7.0.4.2$Linux_X86_64 LibreOffice_project/00$Build-2</meta:generator>
    <meta:document-statistic meta:table-count="1" meta:cell-count="877" meta:object-count="0"/>
  </office:meta>
</office:document-meta>
</file>